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1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Data from: /LUXDAT00,TXT | Start 16,12,2020 01:00 | Ende 17,12,2020 0:45</text:p>
          </table:table-cell>
        </table:table-row>
      </table:table>
      <table:table table:name="2020-12-16_LUXDAT00" table:style-name="ta1">
        <table:shapes>
          <draw:frame draw:z-index="0" draw:style-name="gr1" draw:text-style-name="P1" svg:width="27.869cm" svg:height="12.71cm" svg:x="5.725cm" svg:y="0.715cm">
            <draw:object draw:notify-on-update-of-ranges="'2020-12-16_LUXDAT00'.A1:'2020-12-16_LUXDAT00'.A1 '2020-12-16_LUXDAT00'.A2:'2020-12-16_LUXDAT00'.A1203 '2020-12-16_LUXDAT00'.B1:'2020-12-16_LUXDAT00'.B1 '2020-12-16_LUXDAT00'.B2:'2020-12-16_LUXDAT00'.B1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uminosity [lux]</text:p>
          </table:table-cell>
          <table:table-cell/>
          <table:table-cell office:value-type="string" calcext:value-type="string">
            <text:p>Start: 16.12.2020 01:00 CET, Stop: 17.12.2020 00:45 CET, Diff to Microcontroller Time Base: -4 min</text:p>
          </table:table-cell>
        </table:table-row>
        <table:table-row table:style-name="ro1"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1M00S" calcext:value-type="time">
            <text:p>03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3M00S" calcext:value-type="time">
            <text:p>03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4M00S" calcext:value-type="time">
            <text:p>03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5M00S" calcext:value-type="time">
            <text:p>03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6M00S" calcext:value-type="time">
            <text:p>03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7M00S" calcext:value-type="time">
            <text:p>03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8M00S" calcext:value-type="time">
            <text:p>03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09M00S" calcext:value-type="time">
            <text:p>03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0M00S" calcext:value-type="time">
            <text:p>03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1M00S" calcext:value-type="time">
            <text:p>03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2M00S" calcext:value-type="time">
            <text:p>03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3M00S" calcext:value-type="time">
            <text:p>03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4M00S" calcext:value-type="time">
            <text:p>03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5M00S" calcext:value-type="time">
            <text:p>03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6M00S" calcext:value-type="time">
            <text:p>03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7M00S" calcext:value-type="time">
            <text:p>03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8M00S" calcext:value-type="time">
            <text:p>03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19M00S" calcext:value-type="time">
            <text:p>03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0M00S" calcext:value-type="time">
            <text:p>03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1M00S" calcext:value-type="time">
            <text:p>03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2M00S" calcext:value-type="time">
            <text:p>03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3M00S" calcext:value-type="time">
            <text:p>03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4M00S" calcext:value-type="time">
            <text:p>03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5M00S" calcext:value-type="time">
            <text:p>03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6M00S" calcext:value-type="time">
            <text:p>03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7M00S" calcext:value-type="time">
            <text:p>03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8M00S" calcext:value-type="time">
            <text:p>03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29M00S" calcext:value-type="time">
            <text:p>03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0M00S" calcext:value-type="time">
            <text:p>03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1M00S" calcext:value-type="time">
            <text:p>03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2M00S" calcext:value-type="time">
            <text:p>03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3M00S" calcext:value-type="time">
            <text:p>03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4M00S" calcext:value-type="time">
            <text:p>03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5M00S" calcext:value-type="time">
            <text:p>03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6M00S" calcext:value-type="time">
            <text:p>03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7M00S" calcext:value-type="time">
            <text:p>03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8M00S" calcext:value-type="time">
            <text:p>03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39M00S" calcext:value-type="time">
            <text:p>03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0M00S" calcext:value-type="time">
            <text:p>03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1M00S" calcext:value-type="time">
            <text:p>03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2M00S" calcext:value-type="time">
            <text:p>03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3M00S" calcext:value-type="time">
            <text:p>03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4M00S" calcext:value-type="time">
            <text:p>03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5M00S" calcext:value-type="time">
            <text:p>03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6M00S" calcext:value-type="time">
            <text:p>03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7M00S" calcext:value-type="time">
            <text:p>03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8M00S" calcext:value-type="time">
            <text:p>03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49M00S" calcext:value-type="time">
            <text:p>03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0M00S" calcext:value-type="time">
            <text:p>03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1M00S" calcext:value-type="time">
            <text:p>03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2M00S" calcext:value-type="time">
            <text:p>03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3M00S" calcext:value-type="time">
            <text:p>03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4M00S" calcext:value-type="time">
            <text:p>03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5M00S" calcext:value-type="time">
            <text:p>03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6M00S" calcext:value-type="time">
            <text:p>03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7M00S" calcext:value-type="time">
            <text:p>03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8M00S" calcext:value-type="time">
            <text:p>03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3H59M00S" calcext:value-type="time">
            <text:p>03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0M00S" calcext:value-type="time">
            <text:p>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1M00S" calcext:value-type="time">
            <text:p>04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2M00S" calcext:value-type="time">
            <text:p>04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3M00S" calcext:value-type="time">
            <text:p>04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4M00S" calcext:value-type="time">
            <text:p>04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5M00S" calcext:value-type="time">
            <text:p>04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6M00S" calcext:value-type="time">
            <text:p>04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7M00S" calcext:value-type="time">
            <text:p>04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8M00S" calcext:value-type="time">
            <text:p>04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09M00S" calcext:value-type="time">
            <text:p>04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0M00S" calcext:value-type="time">
            <text:p>04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1M00S" calcext:value-type="time">
            <text:p>04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2M00S" calcext:value-type="time">
            <text:p>04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3M00S" calcext:value-type="time">
            <text:p>04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4M00S" calcext:value-type="time">
            <text:p>04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5M00S" calcext:value-type="time">
            <text:p>04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6M00S" calcext:value-type="time">
            <text:p>04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7M00S" calcext:value-type="time">
            <text:p>04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8M00S" calcext:value-type="time">
            <text:p>04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19M00S" calcext:value-type="time">
            <text:p>04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0M00S" calcext:value-type="time">
            <text:p>04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1M00S" calcext:value-type="time">
            <text:p>04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2M00S" calcext:value-type="time">
            <text:p>04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3M00S" calcext:value-type="time">
            <text:p>04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4M00S" calcext:value-type="time">
            <text:p>04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5M00S" calcext:value-type="time">
            <text:p>04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6M00S" calcext:value-type="time">
            <text:p>04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7M00S" calcext:value-type="time">
            <text:p>04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8M00S" calcext:value-type="time">
            <text:p>04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29M00S" calcext:value-type="time">
            <text:p>04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1M00S" calcext:value-type="time">
            <text:p>04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2M00S" calcext:value-type="time">
            <text:p>04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3M00S" calcext:value-type="time">
            <text:p>04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4M00S" calcext:value-type="time">
            <text:p>04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5M00S" calcext:value-type="time">
            <text:p>04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6M00S" calcext:value-type="time">
            <text:p>04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7M00S" calcext:value-type="time">
            <text:p>04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8M00S" calcext:value-type="time">
            <text:p>04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39M00S" calcext:value-type="time">
            <text:p>04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0M00S" calcext:value-type="time">
            <text:p>04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1M00S" calcext:value-type="time">
            <text:p>04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2M00S" calcext:value-type="time">
            <text:p>04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3M00S" calcext:value-type="time">
            <text:p>04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4M00S" calcext:value-type="time">
            <text:p>04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5M00S" calcext:value-type="time">
            <text:p>04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6M00S" calcext:value-type="time">
            <text:p>04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7M00S" calcext:value-type="time">
            <text:p>04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8M00S" calcext:value-type="time">
            <text:p>04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49M00S" calcext:value-type="time">
            <text:p>04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0M00S" calcext:value-type="time">
            <text:p>04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1M00S" calcext:value-type="time">
            <text:p>04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2M00S" calcext:value-type="time">
            <text:p>04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3M00S" calcext:value-type="time">
            <text:p>04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4M00S" calcext:value-type="time">
            <text:p>04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5M00S" calcext:value-type="time">
            <text:p>04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6M00S" calcext:value-type="time">
            <text:p>04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7M00S" calcext:value-type="time">
            <text:p>04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8M00S" calcext:value-type="time">
            <text:p>04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4H59M00S" calcext:value-type="time">
            <text:p>04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0M00S" calcext:value-type="time">
            <text:p>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1M00S" calcext:value-type="time">
            <text:p>05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2M00S" calcext:value-type="time">
            <text:p>05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3M00S" calcext:value-type="time">
            <text:p>05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4M00S" calcext:value-type="time">
            <text:p>05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5M00S" calcext:value-type="time">
            <text:p>05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6M00S" calcext:value-type="time">
            <text:p>05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7M00S" calcext:value-type="time">
            <text:p>05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09M00S" calcext:value-type="time">
            <text:p>05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0M00S" calcext:value-type="time">
            <text:p>05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1M00S" calcext:value-type="time">
            <text:p>05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2M00S" calcext:value-type="time">
            <text:p>05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3M00S" calcext:value-type="time">
            <text:p>05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4M00S" calcext:value-type="time">
            <text:p>05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5M00S" calcext:value-type="time">
            <text:p>05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6M00S" calcext:value-type="time">
            <text:p>05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7M00S" calcext:value-type="time">
            <text:p>05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8M00S" calcext:value-type="time">
            <text:p>05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19M00S" calcext:value-type="time">
            <text:p>05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0M00S" calcext:value-type="time">
            <text:p>05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1M00S" calcext:value-type="time">
            <text:p>05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2M00S" calcext:value-type="time">
            <text:p>05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3M00S" calcext:value-type="time">
            <text:p>05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4M00S" calcext:value-type="time">
            <text:p>05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5M00S" calcext:value-type="time">
            <text:p>05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6M00S" calcext:value-type="time">
            <text:p>05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7M00S" calcext:value-type="time">
            <text:p>05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8M00S" calcext:value-type="time">
            <text:p>05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29M00S" calcext:value-type="time">
            <text:p>05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0M00S" calcext:value-type="time">
            <text:p>05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1M00S" calcext:value-type="time">
            <text:p>05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2M00S" calcext:value-type="time">
            <text:p>05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3M00S" calcext:value-type="time">
            <text:p>05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4M00S" calcext:value-type="time">
            <text:p>05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5M00S" calcext:value-type="time">
            <text:p>05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6M00S" calcext:value-type="time">
            <text:p>05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7M00S" calcext:value-type="time">
            <text:p>05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8M00S" calcext:value-type="time">
            <text:p>05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39M00S" calcext:value-type="time">
            <text:p>05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0M00S" calcext:value-type="time">
            <text:p>05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1M00S" calcext:value-type="time">
            <text:p>05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2M00S" calcext:value-type="time">
            <text:p>05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3M00S" calcext:value-type="time">
            <text:p>05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4M00S" calcext:value-type="time">
            <text:p>05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5M00S" calcext:value-type="time">
            <text:p>05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6M00S" calcext:value-type="time">
            <text:p>05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7M00S" calcext:value-type="time">
            <text:p>05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8M00S" calcext:value-type="time">
            <text:p>05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49M00S" calcext:value-type="time">
            <text:p>05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0M00S" calcext:value-type="time">
            <text:p>05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1M00S" calcext:value-type="time">
            <text:p>05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2M00S" calcext:value-type="time">
            <text:p>05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3M00S" calcext:value-type="time">
            <text:p>05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4M00S" calcext:value-type="time">
            <text:p>05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5M00S" calcext:value-type="time">
            <text:p>05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6M00S" calcext:value-type="time">
            <text:p>05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7M00S" calcext:value-type="time">
            <text:p>05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8M00S" calcext:value-type="time">
            <text:p>05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5H59M00S" calcext:value-type="time">
            <text:p>05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1M00S" calcext:value-type="time">
            <text:p>06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2M00S" calcext:value-type="time">
            <text:p>06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3M00S" calcext:value-type="time">
            <text:p>06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4M00S" calcext:value-type="time">
            <text:p>06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5M00S" calcext:value-type="time">
            <text:p>06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6M00S" calcext:value-type="time">
            <text:p>06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7M00S" calcext:value-type="time">
            <text:p>06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8M00S" calcext:value-type="time">
            <text:p>06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09M00S" calcext:value-type="time">
            <text:p>06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0M00S" calcext:value-type="time">
            <text:p>06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1M00S" calcext:value-type="time">
            <text:p>06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2M00S" calcext:value-type="time">
            <text:p>06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3M00S" calcext:value-type="time">
            <text:p>06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4M00S" calcext:value-type="time">
            <text:p>06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5M00S" calcext:value-type="time">
            <text:p>06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6M00S" calcext:value-type="time">
            <text:p>06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7M00S" calcext:value-type="time">
            <text:p>06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8M00S" calcext:value-type="time">
            <text:p>06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19M00S" calcext:value-type="time">
            <text:p>06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0M00S" calcext:value-type="time">
            <text:p>06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1M00S" calcext:value-type="time">
            <text:p>06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2M00S" calcext:value-type="time">
            <text:p>06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3M00S" calcext:value-type="time">
            <text:p>06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4M00S" calcext:value-type="time">
            <text:p>06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5M00S" calcext:value-type="time">
            <text:p>06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6M00S" calcext:value-type="time">
            <text:p>06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7M00S" calcext:value-type="time">
            <text:p>06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8M00S" calcext:value-type="time">
            <text:p>06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29M00S" calcext:value-type="time">
            <text:p>06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0M00S" calcext:value-type="time">
            <text:p>06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1M00S" calcext:value-type="time">
            <text:p>06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2M00S" calcext:value-type="time">
            <text:p>06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3M00S" calcext:value-type="time">
            <text:p>06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4M00S" calcext:value-type="time">
            <text:p>06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5M00S" calcext:value-type="time">
            <text:p>06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6M00S" calcext:value-type="time">
            <text:p>06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7M00S" calcext:value-type="time">
            <text:p>06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8M00S" calcext:value-type="time">
            <text:p>06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39M00S" calcext:value-type="time">
            <text:p>06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0M00S" calcext:value-type="time">
            <text:p>06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1M00S" calcext:value-type="time">
            <text:p>06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2M00S" calcext:value-type="time">
            <text:p>06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3M00S" calcext:value-type="time">
            <text:p>06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4M00S" calcext:value-type="time">
            <text:p>06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5M00S" calcext:value-type="time">
            <text:p>06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6M00S" calcext:value-type="time">
            <text:p>06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7M00S" calcext:value-type="time">
            <text:p>06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8M00S" calcext:value-type="time">
            <text:p>06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49M00S" calcext:value-type="time">
            <text:p>06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0M00S" calcext:value-type="time">
            <text:p>06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1M00S" calcext:value-type="time">
            <text:p>06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2M00S" calcext:value-type="time">
            <text:p>06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3M00S" calcext:value-type="time">
            <text:p>06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4M00S" calcext:value-type="time">
            <text:p>06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5M00S" calcext:value-type="time">
            <text:p>06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6M00S" calcext:value-type="time">
            <text:p>06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7M00S" calcext:value-type="time">
            <text:p>06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8M00S" calcext:value-type="time">
            <text:p>06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6H59M00S" calcext:value-type="time">
            <text:p>06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1M00S" calcext:value-type="time">
            <text:p>07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2M00S" calcext:value-type="time">
            <text:p>07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3M00S" calcext:value-type="time">
            <text:p>07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4M00S" calcext:value-type="time">
            <text:p>07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5M00S" calcext:value-type="time">
            <text:p>07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6M00S" calcext:value-type="time">
            <text:p>07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7M00S" calcext:value-type="time">
            <text:p>07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8M00S" calcext:value-type="time">
            <text:p>07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0M00S" calcext:value-type="time">
            <text:p>07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1M00S" calcext:value-type="time">
            <text:p>07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2M00S" calcext:value-type="time">
            <text:p>07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3M00S" calcext:value-type="time">
            <text:p>07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4M00S" calcext:value-type="time">
            <text:p>07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5M00S" calcext:value-type="time">
            <text:p>07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6M00S" calcext:value-type="time">
            <text:p>07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7M00S" calcext:value-type="time">
            <text:p>07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8M00S" calcext:value-type="time">
            <text:p>07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19M00S" calcext:value-type="time">
            <text:p>07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0M00S" calcext:value-type="time">
            <text:p>07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1M00S" calcext:value-type="time">
            <text:p>07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2M00S" calcext:value-type="time">
            <text:p>07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3M00S" calcext:value-type="time">
            <text:p>07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4M00S" calcext:value-type="time">
            <text:p>07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5M00S" calcext:value-type="time">
            <text:p>07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6M00S" calcext:value-type="time">
            <text:p>07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7M00S" calcext:value-type="time">
            <text:p>07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8M00S" calcext:value-type="time">
            <text:p>07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29M00S" calcext:value-type="time">
            <text:p>07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0M00S" calcext:value-type="time">
            <text:p>07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1M00S" calcext:value-type="time">
            <text:p>07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2M00S" calcext:value-type="time">
            <text:p>07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3M00S" calcext:value-type="time">
            <text:p>07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4M00S" calcext:value-type="time">
            <text:p>07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7H35M00S" calcext:value-type="time">
            <text:p>07:35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36M00S" calcext:value-type="time">
            <text:p>07:36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37M00S" calcext:value-type="time">
            <text:p>07:37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38M00S" calcext:value-type="time">
            <text:p>07:38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39M00S" calcext:value-type="time">
            <text:p>07:39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0M00S" calcext:value-type="time">
            <text:p>07:40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1M00S" calcext:value-type="time">
            <text:p>07:41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2M00S" calcext:value-type="time">
            <text:p>07:42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3M00S" calcext:value-type="time">
            <text:p>07:43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07H44M00S" calcext:value-type="time">
            <text:p>07:44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07H46M00S" calcext:value-type="time">
            <text:p>07:46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7M00S" calcext:value-type="time">
            <text:p>07:47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8M00S" calcext:value-type="time">
            <text:p>07:48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07H49M00S" calcext:value-type="time">
            <text:p>07:49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07H50M00S" calcext:value-type="time">
            <text:p>07:50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07H51M00S" calcext:value-type="time">
            <text:p>07:51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time" office:time-value="PT07H52M00S" calcext:value-type="time">
            <text:p>07:52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time" office:time-value="PT07H53M00S" calcext:value-type="time">
            <text:p>07:53: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07H54M00S" calcext:value-type="time">
            <text:p>07:54: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07H55M00S" calcext:value-type="time">
            <text:p>07:55: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7H56M00S" calcext:value-type="time">
            <text:p>07:56: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7H57M00S" calcext:value-type="time">
            <text:p>07:57: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7H58M00S" calcext:value-type="time">
            <text:p>07:58: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time" office:time-value="PT07H59M00S" calcext:value-type="time">
            <text:p>07:59: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8H01M00S" calcext:value-type="time">
            <text:p>08:01: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time" office:time-value="PT08H02M00S" calcext:value-type="time">
            <text:p>08:02: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8H05M00S" calcext:value-type="time">
            <text:p>08:05: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time" office:time-value="PT08H06M00S" calcext:value-type="time">
            <text:p>08:06:0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time" office:time-value="PT08H07M00S" calcext:value-type="time">
            <text:p>08:07: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time" office:time-value="PT08H09M00S" calcext:value-type="time">
            <text:p>08:09:0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time" office:time-value="PT08H10M00S" calcext:value-type="time">
            <text:p>08:10: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time" office:time-value="PT08H12M00S" calcext:value-type="time">
            <text:p>08:12:0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time" office:time-value="PT08H13M00S" calcext:value-type="time">
            <text:p>08:13:0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time" office:time-value="PT08H15M00S" calcext:value-type="time">
            <text:p>08:15:0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time" office:time-value="PT08H16M00S" calcext:value-type="time">
            <text:p>08:16: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time" office:time-value="PT08H17M00S" calcext:value-type="time">
            <text:p>08:17:00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time" office:time-value="PT08H19M00S" calcext:value-type="time">
            <text:p>08:19:0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time" office:time-value="PT08H20M00S" calcext:value-type="time">
            <text:p>08:20:0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time" office:time-value="PT08H22M00S" calcext:value-type="time">
            <text:p>08:22:0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time" office:time-value="PT08H23M00S" calcext:value-type="time">
            <text:p>08:23:00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time" office:time-value="PT08H24M00S" calcext:value-type="time">
            <text:p>08:24:0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time" office:time-value="PT08H26M00S" calcext:value-type="time">
            <text:p>08:26:00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time" office:time-value="PT08H27M00S" calcext:value-type="time">
            <text:p>08:27:00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time" office:time-value="PT08H29M00S" calcext:value-type="time">
            <text:p>08:29:00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time" office:time-value="PT08H31M00S" calcext:value-type="time">
            <text:p>08:31:00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time" office:time-value="PT08H33M00S" calcext:value-type="time">
            <text:p>08:33:00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time" office:time-value="PT08H34M00S" calcext:value-type="time">
            <text:p>08:34:00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time" office:time-value="PT08H35M00S" calcext:value-type="time">
            <text:p>08:35:00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time" office:time-value="PT08H37M00S" calcext:value-type="time">
            <text:p>08:37:00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time" office:time-value="PT08H38M00S" calcext:value-type="time">
            <text:p>08:38:00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time" office:time-value="PT08H39M00S" calcext:value-type="time">
            <text:p>08:39:00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time" office:time-value="PT08H40M00S" calcext:value-type="time">
            <text:p>08:40:0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time" office:time-value="PT08H41M00S" calcext:value-type="time">
            <text:p>08:41:00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time" office:time-value="PT08H42M00S" calcext:value-type="time">
            <text:p>08:42:0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time" office:time-value="PT08H44M00S" calcext:value-type="time">
            <text:p>08:44:00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time" office:time-value="PT08H45M00S" calcext:value-type="time">
            <text:p>08:45:00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time" office:time-value="PT08H46M00S" calcext:value-type="time">
            <text:p>08:46:00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time" office:time-value="PT08H48M00S" calcext:value-type="time">
            <text:p>08:48:00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time" office:time-value="PT08H49M00S" calcext:value-type="time">
            <text:p>08:49:00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time" office:time-value="PT08H51M00S" calcext:value-type="time">
            <text:p>08:51:00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time" office:time-value="PT08H52M00S" calcext:value-type="time">
            <text:p>08:52:00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time" office:time-value="PT08H53M00S" calcext:value-type="time">
            <text:p>08:53:00</text:p>
          </table:table-cell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time" office:time-value="PT08H55M00S" calcext:value-type="time">
            <text:p>08:55:00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time" office:time-value="PT08H56M00S" calcext:value-type="time">
            <text:p>08:56:00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</text:p>
          </table:table-cell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office:value-type="time" office:time-value="PT08H58M00S" calcext:value-type="time">
            <text:p>08:58:00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time" office:time-value="PT08H59M00S" calcext:value-type="time">
            <text:p>08:59:00</text:p>
          </table:table-cell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time" office:time-value="PT09H01M00S" calcext:value-type="time">
            <text:p>09:01:00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time" office:time-value="PT09H02M00S" calcext:value-type="time">
            <text:p>09:02:00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time" office:time-value="PT09H03M00S" calcext:value-type="time">
            <text:p>09:03:00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time" office:time-value="PT09H05M00S" calcext:value-type="time">
            <text:p>09:05:00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time" office:time-value="PT09H06M00S" calcext:value-type="time">
            <text:p>09:06:00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time" office:time-value="PT09H07M00S" calcext:value-type="time">
            <text:p>09:07:00</text:p>
          </table:table-cell>
          <table:table-cell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time" office:time-value="PT09H09M00S" calcext:value-type="time">
            <text:p>09:09:00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office:value-type="time" office:time-value="PT09H10M00S" calcext:value-type="time">
            <text:p>09:10:00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time" office:time-value="PT09H12M00S" calcext:value-type="time">
            <text:p>09:12:00</text:p>
          </table:table-cell>
          <table:table-cell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 office:value-type="time" office:time-value="PT09H13M00S" calcext:value-type="time">
            <text:p>09:13:00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time" office:time-value="PT09H14M00S" calcext:value-type="time">
            <text:p>09:14:00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time" office:time-value="PT09H16M00S" calcext:value-type="time">
            <text:p>09:16:00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time" office:time-value="PT09H17M00S" calcext:value-type="time">
            <text:p>09:17:00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</text:p>
          </table:table-cell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time" office:time-value="PT09H19M00S" calcext:value-type="time">
            <text:p>09:19:00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time" office:time-value="PT09H20M00S" calcext:value-type="time">
            <text:p>09:20:0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office:value-type="time" office:time-value="PT09H21M00S" calcext:value-type="time">
            <text:p>09:21:00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time" office:time-value="PT09H23M00S" calcext:value-type="time">
            <text:p>09:23:00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time" office:time-value="PT09H24M00S" calcext:value-type="time">
            <text:p>09:24:00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time" office:time-value="PT09H26M00S" calcext:value-type="time">
            <text:p>09:26:00</text:p>
          </table:table-cell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time" office:time-value="PT09H27M00S" calcext:value-type="time">
            <text:p>09:27:00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time" office:time-value="PT09H28M00S" calcext:value-type="time">
            <text:p>09:28:00</text:p>
          </table:table-cell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</text:p>
          </table:table-cell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time" office:time-value="PT09H31M00S" calcext:value-type="time">
            <text:p>09:31:00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time" office:time-value="PT09H33M00S" calcext:value-type="time">
            <text:p>09:33:00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time" office:time-value="PT09H34M00S" calcext:value-type="time">
            <text:p>09:34:00</text:p>
          </table:table-cell>
          <table:table-cell office:value-type="float" office:value="1609" calcext:value-type="float">
            <text:p>1609</text:p>
          </table:table-cell>
          <table:table-cell table:number-columns-repeated="2"/>
        </table:table-row>
        <table:table-row table:style-name="ro1">
          <table:table-cell office:value-type="time" office:time-value="PT09H35M00S" calcext:value-type="time">
            <text:p>09:35:00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time" office:time-value="PT09H37M00S" calcext:value-type="time">
            <text:p>09:37:00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time" office:time-value="PT09H38M00S" calcext:value-type="time">
            <text:p>09:38:0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time" office:time-value="PT09H40M00S" calcext:value-type="time">
            <text:p>09:40:00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office:value-type="time" office:time-value="PT09H41M00S" calcext:value-type="time">
            <text:p>09:41:00</text:p>
          </table:table-cell>
          <table:table-cell office:value-type="float" office:value="1467" calcext:value-type="float">
            <text:p>1467</text:p>
          </table:table-cell>
          <table:table-cell table:number-columns-repeated="2"/>
        </table:table-row>
        <table:table-row table:style-name="ro1">
          <table:table-cell office:value-type="time" office:time-value="PT09H42M00S" calcext:value-type="time">
            <text:p>09:42:00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time" office:time-value="PT09H43M00S" calcext:value-type="time">
            <text:p>09:43:00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time" office:time-value="PT09H44M00S" calcext:value-type="time">
            <text:p>09:44:00</text:p>
          </table:table-cell>
          <table:table-cell office:value-type="float" office:value="1668" calcext:value-type="float">
            <text:p>1668</text:p>
          </table:table-cell>
          <table:table-cell table:number-columns-repeated="2"/>
        </table:table-row>
        <table:table-row table:style-name="ro1">
          <table:table-cell office:value-type="time" office:time-value="PT09H45M00S" calcext:value-type="time">
            <text:p>09:45:00</text:p>
          </table:table-cell>
          <table:table-cell office:value-type="float" office:value="1714" calcext:value-type="float">
            <text:p>1714</text:p>
          </table:table-cell>
          <table:table-cell table:number-columns-repeated="2"/>
        </table:table-row>
        <table:table-row table:style-name="ro1">
          <table:table-cell office:value-type="time" office:time-value="PT09H46M00S" calcext:value-type="time">
            <text:p>09:46:00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time" office:time-value="PT09H48M00S" calcext:value-type="time">
            <text:p>09:48:00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time" office:time-value="PT09H49M00S" calcext:value-type="time">
            <text:p>09:49:00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</text:p>
          </table:table-cell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</text:p>
          </table:table-cell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time" office:time-value="PT09H52M00S" calcext:value-type="time">
            <text:p>09:52:00</text:p>
          </table:table-cell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time" office:time-value="PT09H53M00S" calcext:value-type="time">
            <text:p>09:53:00</text:p>
          </table:table-cell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</text:p>
          </table:table-cell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time" office:time-value="PT09H55M00S" calcext:value-type="time">
            <text:p>09:55:00</text:p>
          </table:table-cell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office:value-type="time" office:time-value="PT09H56M00S" calcext:value-type="time">
            <text:p>09:56:00</text:p>
          </table:table-cell>
          <table:table-cell office:value-type="float" office:value="2134" calcext:value-type="float">
            <text:p>2134</text:p>
          </table:table-cell>
          <table:table-cell table:number-columns-repeated="2"/>
        </table:table-row>
        <table:table-row table:style-name="ro1">
          <table:table-cell office:value-type="time" office:time-value="PT09H57M00S" calcext:value-type="time">
            <text:p>09:57:00</text:p>
          </table:table-cell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</text:p>
          </table:table-cell>
          <table:table-cell office:value-type="float" office:value="2177" calcext:value-type="float">
            <text:p>2177</text:p>
          </table:table-cell>
          <table:table-cell table:number-columns-repeated="2"/>
        </table:table-row>
        <table:table-row table:style-name="ro1">
          <table:table-cell office:value-type="time" office:time-value="PT09H59M00S" calcext:value-type="time">
            <text:p>09:59:00</text:p>
          </table:table-cell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</text:p>
          </table:table-cell>
          <table:table-cell office:value-type="float" office:value="2346" calcext:value-type="float">
            <text:p>2346</text:p>
          </table:table-cell>
          <table:table-cell table:number-columns-repeated="2"/>
        </table:table-row>
        <table:table-row table:style-name="ro1">
          <table:table-cell office:value-type="time" office:time-value="PT10H02M00S" calcext:value-type="time">
            <text:p>10:02:00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time" office:time-value="PT10H03M00S" calcext:value-type="time">
            <text:p>10:03:00</text:p>
          </table:table-cell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office:value-type="time" office:time-value="PT10H04M00S" calcext:value-type="time">
            <text:p>10:04:00</text:p>
          </table:table-cell>
          <table:table-cell office:value-type="float" office:value="2364" calcext:value-type="float">
            <text:p>2364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</text:p>
          </table:table-cell>
          <table:table-cell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time" office:time-value="PT10H06M00S" calcext:value-type="time">
            <text:p>10:06:00</text:p>
          </table:table-cell>
          <table:table-cell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office:value-type="time" office:time-value="PT10H07M00S" calcext:value-type="time">
            <text:p>10:07:00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</text:p>
          </table:table-cell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time" office:time-value="PT10H09M00S" calcext:value-type="time">
            <text:p>10:09:00</text:p>
          </table:table-cell>
          <table:table-cell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office:value-type="time" office:time-value="PT10H10M00S" calcext:value-type="time">
            <text:p>10:10:00</text:p>
          </table:table-cell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office:value-type="time" office:time-value="PT10H11M00S" calcext:value-type="time">
            <text:p>10:11:00</text:p>
          </table:table-cell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</text:p>
          </table:table-cell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time" office:time-value="PT10H13M00S" calcext:value-type="time">
            <text:p>10:13:00</text:p>
          </table:table-cell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time" office:time-value="PT10H14M00S" calcext:value-type="time">
            <text:p>10:14:00</text:p>
          </table:table-cell>
          <table:table-cell office:value-type="float" office:value="2471" calcext:value-type="float">
            <text:p>2471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</text:p>
          </table:table-cell>
          <table:table-cell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office:value-type="time" office:time-value="PT10H16M00S" calcext:value-type="time">
            <text:p>10:16:00</text:p>
          </table:table-cell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time" office:time-value="PT10H17M00S" calcext:value-type="time">
            <text:p>10:17:00</text:p>
          </table:table-cell>
          <table:table-cell office:value-type="float" office:value="2270" calcext:value-type="float">
            <text:p>2270</text:p>
          </table:table-cell>
          <table:table-cell table:number-columns-repeated="2"/>
        </table:table-row>
        <table:table-row table:style-name="ro1">
          <table:table-cell office:value-type="time" office:time-value="PT10H18M00S" calcext:value-type="time">
            <text:p>10:18:00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time" office:time-value="PT10H20M00S" calcext:value-type="time">
            <text:p>10:20:00</text:p>
          </table:table-cell>
          <table:table-cell office:value-type="float" office:value="2649" calcext:value-type="float">
            <text:p>2649</text:p>
          </table:table-cell>
          <table:table-cell table:number-columns-repeated="2"/>
        </table:table-row>
        <table:table-row table:style-name="ro1">
          <table:table-cell office:value-type="time" office:time-value="PT10H21M00S" calcext:value-type="time">
            <text:p>10:21:00</text:p>
          </table:table-cell>
          <table:table-cell office:value-type="float" office:value="2718" calcext:value-type="float">
            <text:p>2718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</text:p>
          </table:table-cell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office:value-type="time" office:time-value="PT10H23M00S" calcext:value-type="time">
            <text:p>10:23:00</text:p>
          </table:table-cell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office:value-type="time" office:time-value="PT10H24M00S" calcext:value-type="time">
            <text:p>10:24:00</text:p>
          </table:table-cell>
          <table:table-cell office:value-type="float" office:value="2642" calcext:value-type="float">
            <text:p>2642</text:p>
          </table:table-cell>
          <table:table-cell table:number-columns-repeated="2"/>
        </table:table-row>
        <table:table-row table:style-name="ro1">
          <table:table-cell office:value-type="time" office:time-value="PT10H25M00S" calcext:value-type="time">
            <text:p>10:25:00</text:p>
          </table:table-cell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</text:p>
          </table:table-cell>
          <table:table-cell office:value-type="float" office:value="2609" calcext:value-type="float">
            <text:p>2609</text:p>
          </table:table-cell>
          <table:table-cell table:number-columns-repeated="2"/>
        </table:table-row>
        <table:table-row table:style-name="ro1">
          <table:table-cell office:value-type="time" office:time-value="PT10H27M00S" calcext:value-type="time">
            <text:p>10:27:00</text:p>
          </table:table-cell>
          <table:table-cell office:value-type="float" office:value="2697" calcext:value-type="float">
            <text:p>2697</text:p>
          </table:table-cell>
          <table:table-cell table:number-columns-repeated="2"/>
        </table:table-row>
        <table:table-row table:style-name="ro1">
          <table:table-cell office:value-type="time" office:time-value="PT10H28M00S" calcext:value-type="time">
            <text:p>10:28:00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time" office:time-value="PT10H29M00S" calcext:value-type="time">
            <text:p>10:29:00</text:p>
          </table:table-cell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office:value-type="time" office:time-value="PT10H31M00S" calcext:value-type="time">
            <text:p>10:31:00</text:p>
          </table:table-cell>
          <table:table-cell office:value-type="float" office:value="2782" calcext:value-type="float">
            <text:p>2782</text:p>
          </table:table-cell>
          <table:table-cell table:number-columns-repeated="2"/>
        </table:table-row>
        <table:table-row table:style-name="ro1">
          <table:table-cell office:value-type="time" office:time-value="PT10H32M00S" calcext:value-type="time">
            <text:p>10:32:00</text:p>
          </table:table-cell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office:value-type="time" office:time-value="PT10H33M00S" calcext:value-type="time">
            <text:p>10:33:00</text:p>
          </table:table-cell>
          <table:table-cell office:value-type="float" office:value="2774" calcext:value-type="float">
            <text:p>2774</text:p>
          </table:table-cell>
          <table:table-cell table:number-columns-repeated="2"/>
        </table:table-row>
        <table:table-row table:style-name="ro1">
          <table:table-cell office:value-type="time" office:time-value="PT10H34M00S" calcext:value-type="time">
            <text:p>10:34:00</text:p>
          </table:table-cell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office:value-type="time" office:time-value="PT10H35M00S" calcext:value-type="time">
            <text:p>10:35:00</text:p>
          </table:table-cell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office:value-type="time" office:time-value="PT10H36M00S" calcext:value-type="time">
            <text:p>10:36:00</text:p>
          </table:table-cell>
          <table:table-cell office:value-type="float" office:value="2642" calcext:value-type="float">
            <text:p>2642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time" office:time-value="PT10H38M00S" calcext:value-type="time">
            <text:p>10:38:00</text:p>
          </table:table-cell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office:value-type="time" office:time-value="PT10H39M00S" calcext:value-type="time">
            <text:p>10:39:00</text:p>
          </table:table-cell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time" office:time-value="PT10H40M00S" calcext:value-type="time">
            <text:p>10:40:00</text:p>
          </table:table-cell>
          <table:table-cell office:value-type="float" office:value="2723" calcext:value-type="float">
            <text:p>2723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</text:p>
          </table:table-cell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time" office:time-value="PT10H42M00S" calcext:value-type="time">
            <text:p>10:42:00</text:p>
          </table:table-cell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office:value-type="time" office:time-value="PT10H43M00S" calcext:value-type="time">
            <text:p>10:43:00</text:p>
          </table:table-cell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time" office:time-value="PT10H45M00S" calcext:value-type="time">
            <text:p>10:45:00</text:p>
          </table:table-cell>
          <table:table-cell office:value-type="float" office:value="2779" calcext:value-type="float">
            <text:p>2779</text:p>
          </table:table-cell>
          <table:table-cell table:number-columns-repeated="2"/>
        </table:table-row>
        <table:table-row table:style-name="ro1">
          <table:table-cell office:value-type="time" office:time-value="PT10H46M00S" calcext:value-type="time">
            <text:p>10:46:00</text:p>
          </table:table-cell>
          <table:table-cell office:value-type="float" office:value="2709" calcext:value-type="float">
            <text:p>2709</text:p>
          </table:table-cell>
          <table:table-cell table:number-columns-repeated="2"/>
        </table:table-row>
        <table:table-row table:style-name="ro1">
          <table:table-cell office:value-type="time" office:time-value="PT10H47M00S" calcext:value-type="time">
            <text:p>10:47:00</text:p>
          </table:table-cell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</text:p>
          </table:table-cell>
          <table:table-cell office:value-type="float" office:value="2803" calcext:value-type="float">
            <text:p>2803</text:p>
          </table:table-cell>
          <table:table-cell table:number-columns-repeated="2"/>
        </table:table-row>
        <table:table-row table:style-name="ro1">
          <table:table-cell office:value-type="time" office:time-value="PT10H49M00S" calcext:value-type="time">
            <text:p>10:49:00</text:p>
          </table:table-cell>
          <table:table-cell office:value-type="float" office:value="2741" calcext:value-type="float">
            <text:p>2741</text:p>
          </table:table-cell>
          <table:table-cell table:number-columns-repeated="2"/>
        </table:table-row>
        <table:table-row table:style-name="ro1">
          <table:table-cell office:value-type="time" office:time-value="PT10H50M00S" calcext:value-type="time">
            <text:p>10:50:00</text:p>
          </table:table-cell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</text:p>
          </table:table-cell>
          <table:table-cell office:value-type="float" office:value="2829" calcext:value-type="float">
            <text:p>2829</text:p>
          </table:table-cell>
          <table:table-cell table:number-columns-repeated="2"/>
        </table:table-row>
        <table:table-row table:style-name="ro1">
          <table:table-cell office:value-type="time" office:time-value="PT10H52M00S" calcext:value-type="time">
            <text:p>10:52:00</text:p>
          </table:table-cell>
          <table:table-cell office:value-type="float" office:value="2748" calcext:value-type="float">
            <text:p>2748</text:p>
          </table:table-cell>
          <table:table-cell table:number-columns-repeated="2"/>
        </table:table-row>
        <table:table-row table:style-name="ro1">
          <table:table-cell office:value-type="time" office:time-value="PT10H53M00S" calcext:value-type="time">
            <text:p>10:53:00</text:p>
          </table:table-cell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time" office:time-value="PT10H54M00S" calcext:value-type="time">
            <text:p>10:54:00</text:p>
          </table:table-cell>
          <table:table-cell office:value-type="float" office:value="2848" calcext:value-type="float">
            <text:p>2848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</text:p>
          </table:table-cell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office:value-type="time" office:time-value="PT10H56M00S" calcext:value-type="time">
            <text:p>10:56:00</text:p>
          </table:table-cell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time" office:time-value="PT10H57M00S" calcext:value-type="time">
            <text:p>10:57:00</text:p>
          </table:table-cell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</text:p>
          </table:table-cell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time" office:time-value="PT10H59M00S" calcext:value-type="time">
            <text:p>10:59:00</text:p>
          </table:table-cell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time" office:time-value="PT11H01M00S" calcext:value-type="time">
            <text:p>11:01:00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</text:p>
          </table:table-cell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time" office:time-value="PT11H03M00S" calcext:value-type="time">
            <text:p>11:03:00</text:p>
          </table:table-cell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office:value-type="time" office:time-value="PT11H04M00S" calcext:value-type="time">
            <text:p>11:04:00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</text:p>
          </table:table-cell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time" office:time-value="PT11H06M00S" calcext:value-type="time">
            <text:p>11:06:00</text:p>
          </table:table-cell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time" office:time-value="PT11H07M00S" calcext:value-type="time">
            <text:p>11:07:00</text:p>
          </table:table-cell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time" office:time-value="PT11H08M00S" calcext:value-type="time">
            <text:p>11:08:00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time" office:time-value="PT11H10M00S" calcext:value-type="time">
            <text:p>11:10:00</text:p>
          </table:table-cell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time" office:time-value="PT11H11M00S" calcext:value-type="time">
            <text:p>11:11:00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</text:p>
          </table:table-cell>
          <table:table-cell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time" office:time-value="PT11H13M00S" calcext:value-type="time">
            <text:p>11:13:00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time" office:time-value="PT11H14M00S" calcext:value-type="time">
            <text:p>11:14:00</text:p>
          </table:table-cell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time" office:time-value="PT11H15M00S" calcext:value-type="time">
            <text:p>11:15:00</text:p>
          </table:table-cell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</text:p>
          </table:table-cell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time" office:time-value="PT11H17M00S" calcext:value-type="time">
            <text:p>11:17:00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time" office:time-value="PT11H18M00S" calcext:value-type="time">
            <text:p>11:18:00</text:p>
          </table:table-cell>
          <table:table-cell office:value-type="float" office:value="2692" calcext:value-type="float">
            <text:p>2692</text:p>
          </table:table-cell>
          <table:table-cell table:number-columns-repeated="2"/>
        </table:table-row>
        <table:table-row table:style-name="ro1">
          <table:table-cell office:value-type="time" office:time-value="PT11H19M00S" calcext:value-type="time">
            <text:p>11:19:00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</text:p>
          </table:table-cell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time" office:time-value="PT11H21M00S" calcext:value-type="time">
            <text:p>11:21:00</text:p>
          </table:table-cell>
          <table:table-cell office:value-type="float" office:value="2444" calcext:value-type="float">
            <text:p>2444</text:p>
          </table:table-cell>
          <table:table-cell table:number-columns-repeated="2"/>
        </table:table-row>
        <table:table-row table:style-name="ro1">
          <table:table-cell office:value-type="time" office:time-value="PT11H22M00S" calcext:value-type="time">
            <text:p>11:22:00</text:p>
          </table:table-cell>
          <table:table-cell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</text:p>
          </table:table-cell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office:value-type="time" office:time-value="PT11H24M00S" calcext:value-type="time">
            <text:p>11:24:00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time" office:time-value="PT11H25M00S" calcext:value-type="time">
            <text:p>11:25:00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time" office:time-value="PT11H26M00S" calcext:value-type="time">
            <text:p>11:26:00</text:p>
          </table:table-cell>
          <table:table-cell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</text:p>
          </table:table-cell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time" office:time-value="PT11H28M00S" calcext:value-type="time">
            <text:p>11:28:00</text:p>
          </table:table-cell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time" office:time-value="PT11H29M00S" calcext:value-type="time">
            <text:p>11:29:00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time" office:time-value="PT11H31M00S" calcext:value-type="time">
            <text:p>11:31:00</text:p>
          </table:table-cell>
          <table:table-cell office:value-type="float" office:value="2216" calcext:value-type="float">
            <text:p>2216</text:p>
          </table:table-cell>
          <table:table-cell table:number-columns-repeated="2"/>
        </table:table-row>
        <table:table-row table:style-name="ro1">
          <table:table-cell office:value-type="time" office:time-value="PT11H32M00S" calcext:value-type="time">
            <text:p>11:32:00</text:p>
          </table:table-cell>
          <table:table-cell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office:value-type="time" office:time-value="PT11H33M00S" calcext:value-type="time">
            <text:p>11:33:00</text:p>
          </table:table-cell>
          <table:table-cell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</text:p>
          </table:table-cell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time" office:time-value="PT11H35M00S" calcext:value-type="time">
            <text:p>11:35:00</text:p>
          </table:table-cell>
          <table:table-cell office:value-type="float" office:value="2212" calcext:value-type="float">
            <text:p>2212</text:p>
          </table:table-cell>
          <table:table-cell table:number-columns-repeated="2"/>
        </table:table-row>
        <table:table-row table:style-name="ro1">
          <table:table-cell office:value-type="time" office:time-value="PT11H36M00S" calcext:value-type="time">
            <text:p>11:36:00</text:p>
          </table:table-cell>
          <table:table-cell office:value-type="float" office:value="2212" calcext:value-type="float">
            <text:p>221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time" office:time-value="PT11H38M00S" calcext:value-type="time">
            <text:p>11:38:00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time" office:time-value="PT11H39M00S" calcext:value-type="time">
            <text:p>11:39:00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time" office:time-value="PT11H40M00S" calcext:value-type="time">
            <text:p>11:40:00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</text:p>
          </table:table-cell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office:value-type="time" office:time-value="PT11H42M00S" calcext:value-type="time">
            <text:p>11:42:00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time" office:time-value="PT11H43M00S" calcext:value-type="time">
            <text:p>11:43:00</text:p>
          </table:table-cell>
          <table:table-cell office:value-type="float" office:value="2197" calcext:value-type="float">
            <text:p>2197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</text:p>
          </table:table-cell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time" office:time-value="PT11H45M00S" calcext:value-type="time">
            <text:p>11:45:00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time" office:time-value="PT11H46M00S" calcext:value-type="time">
            <text:p>11:46:00</text:p>
          </table:table-cell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office:value-type="time" office:time-value="PT11H47M00S" calcext:value-type="time">
            <text:p>11:47:00</text:p>
          </table:table-cell>
          <table:table-cell office:value-type="float" office:value="2276" calcext:value-type="float">
            <text:p>2276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</text:p>
          </table:table-cell>
          <table:table-cell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office:value-type="time" office:time-value="PT11H49M00S" calcext:value-type="time">
            <text:p>11:49:00</text:p>
          </table:table-cell>
          <table:table-cell office:value-type="float" office:value="2315" calcext:value-type="float">
            <text:p>2315</text:p>
          </table:table-cell>
          <table:table-cell table:number-columns-repeated="2"/>
        </table:table-row>
        <table:table-row table:style-name="ro1">
          <table:table-cell office:value-type="time" office:time-value="PT11H50M00S" calcext:value-type="time">
            <text:p>11:50:00</text:p>
          </table:table-cell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</text:p>
          </table:table-cell>
          <table:table-cell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office:value-type="time" office:time-value="PT11H52M00S" calcext:value-type="time">
            <text:p>11:52:00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time" office:time-value="PT11H53M00S" calcext:value-type="time">
            <text:p>11:53:00</text:p>
          </table:table-cell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office:value-type="time" office:time-value="PT11H54M00S" calcext:value-type="time">
            <text:p>11:54:00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time" office:time-value="PT11H55M00S" calcext:value-type="time">
            <text:p>11:55:00</text:p>
          </table:table-cell>
          <table:table-cell office:value-type="float" office:value="2465" calcext:value-type="float">
            <text:p>2465</text:p>
          </table:table-cell>
          <table:table-cell table:number-columns-repeated="2"/>
        </table:table-row>
        <table:table-row table:style-name="ro1">
          <table:table-cell office:value-type="time" office:time-value="PT11H56M00S" calcext:value-type="time">
            <text:p>11:56:00</text:p>
          </table:table-cell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time" office:time-value="PT11H57M00S" calcext:value-type="time">
            <text:p>11:57:00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time" office:time-value="PT11H58M00S" calcext:value-type="time">
            <text:p>11:58:00</text:p>
          </table:table-cell>
          <table:table-cell office:value-type="float" office:value="2310" calcext:value-type="float">
            <text:p>2310</text:p>
          </table:table-cell>
          <table:table-cell table:number-columns-repeated="2"/>
        </table:table-row>
        <table:table-row table:style-name="ro1">
          <table:table-cell office:value-type="time" office:time-value="PT11H59M00S" calcext:value-type="time">
            <text:p>11:59:00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time" office:time-value="PT12H01M00S" calcext:value-type="time">
            <text:p>12:01:00</text:p>
          </table:table-cell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time" office:time-value="PT12H02M00S" calcext:value-type="time">
            <text:p>12:02:00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time" office:time-value="PT12H03M00S" calcext:value-type="time">
            <text:p>12:03:00</text:p>
          </table:table-cell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office:value-type="time" office:time-value="PT12H04M00S" calcext:value-type="time">
            <text:p>12:04:00</text:p>
          </table:table-cell>
          <table:table-cell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office:value-type="time" office:time-value="PT12H05M00S" calcext:value-type="time">
            <text:p>12:05:00</text:p>
          </table:table-cell>
          <table:table-cell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office:value-type="time" office:time-value="PT12H06M00S" calcext:value-type="time">
            <text:p>12:06:00</text:p>
          </table:table-cell>
          <table:table-cell office:value-type="float" office:value="2185" calcext:value-type="float">
            <text:p>2185</text:p>
          </table:table-cell>
          <table:table-cell table:number-columns-repeated="2"/>
        </table:table-row>
        <table:table-row table:style-name="ro1">
          <table:table-cell office:value-type="time" office:time-value="PT12H07M00S" calcext:value-type="time">
            <text:p>12:07:00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time" office:time-value="PT12H08M00S" calcext:value-type="time">
            <text:p>12:08:0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time" office:time-value="PT12H09M00S" calcext:value-type="time">
            <text:p>12:09:00</text:p>
          </table:table-cell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time" office:time-value="PT12H10M00S" calcext:value-type="time">
            <text:p>12:10:00</text:p>
          </table:table-cell>
          <table:table-cell office:value-type="float" office:value="2165" calcext:value-type="float">
            <text:p>2165</text:p>
          </table:table-cell>
          <table:table-cell table:number-columns-repeated="2"/>
        </table:table-row>
        <table:table-row table:style-name="ro1">
          <table:table-cell office:value-type="time" office:time-value="PT12H11M00S" calcext:value-type="time">
            <text:p>12:11:00</text:p>
          </table:table-cell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office:value-type="time" office:time-value="PT12H12M00S" calcext:value-type="time">
            <text:p>12:12:00</text:p>
          </table:table-cell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office:value-type="time" office:time-value="PT12H13M00S" calcext:value-type="time">
            <text:p>12:13:00</text:p>
          </table:table-cell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office:value-type="time" office:time-value="PT12H14M00S" calcext:value-type="time">
            <text:p>12:14:00</text:p>
          </table:table-cell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office:value-type="time" office:time-value="PT12H15M00S" calcext:value-type="time">
            <text:p>12:15:00</text:p>
          </table:table-cell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time" office:time-value="PT12H16M00S" calcext:value-type="time">
            <text:p>12:16:00</text:p>
          </table:table-cell>
          <table:table-cell office:value-type="float" office:value="2120" calcext:value-type="float">
            <text:p>2120</text:p>
          </table:table-cell>
          <table:table-cell table:number-columns-repeated="2"/>
        </table:table-row>
        <table:table-row table:style-name="ro1">
          <table:table-cell office:value-type="time" office:time-value="PT12H17M00S" calcext:value-type="time">
            <text:p>12:17:00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time" office:time-value="PT12H18M00S" calcext:value-type="time">
            <text:p>12:18:00</text:p>
          </table:table-cell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office:value-type="time" office:time-value="PT12H19M00S" calcext:value-type="time">
            <text:p>12:19:00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time" office:time-value="PT12H20M00S" calcext:value-type="time">
            <text:p>12:20:00</text:p>
          </table:table-cell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office:value-type="time" office:time-value="PT12H21M00S" calcext:value-type="time">
            <text:p>12:21:00</text:p>
          </table:table-cell>
          <table:table-cell office:value-type="float" office:value="1931" calcext:value-type="float">
            <text:p>1931</text:p>
          </table:table-cell>
          <table:table-cell table:number-columns-repeated="2"/>
        </table:table-row>
        <table:table-row table:style-name="ro1">
          <table:table-cell office:value-type="time" office:time-value="PT12H22M00S" calcext:value-type="time">
            <text:p>12:22:00</text:p>
          </table:table-cell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>
          <table:table-cell office:value-type="time" office:time-value="PT12H23M00S" calcext:value-type="time">
            <text:p>12:23:00</text:p>
          </table:table-cell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1">
          <table:table-cell office:value-type="time" office:time-value="PT12H24M00S" calcext:value-type="time">
            <text:p>12:24:00</text:p>
          </table:table-cell>
          <table:table-cell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office:value-type="time" office:time-value="PT12H25M00S" calcext:value-type="time">
            <text:p>12:25:00</text:p>
          </table:table-cell>
          <table:table-cell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office:value-type="time" office:time-value="PT12H26M00S" calcext:value-type="time">
            <text:p>12:26:00</text:p>
          </table:table-cell>
          <table:table-cell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office:value-type="time" office:time-value="PT12H27M00S" calcext:value-type="time">
            <text:p>12:27:00</text:p>
          </table:table-cell>
          <table:table-cell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office:value-type="time" office:time-value="PT12H28M00S" calcext:value-type="time">
            <text:p>12:28:00</text:p>
          </table:table-cell>
          <table:table-cell office:value-type="float" office:value="2342" calcext:value-type="float">
            <text:p>2342</text:p>
          </table:table-cell>
          <table:table-cell table:number-columns-repeated="2"/>
        </table:table-row>
        <table:table-row table:style-name="ro1">
          <table:table-cell office:value-type="time" office:time-value="PT12H29M00S" calcext:value-type="time">
            <text:p>12:29:00</text:p>
          </table:table-cell>
          <table:table-cell office:value-type="float" office:value="2388" calcext:value-type="float">
            <text:p>2388</text:p>
          </table:table-cell>
          <table:table-cell table:number-columns-repeated="2"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office:value-type="float" office:value="2427" calcext:value-type="float">
            <text:p>2427</text:p>
          </table:table-cell>
          <table:table-cell table:number-columns-repeated="2"/>
        </table:table-row>
        <table:table-row table:style-name="ro1">
          <table:table-cell office:value-type="time" office:time-value="PT12H31M00S" calcext:value-type="time">
            <text:p>12:31:00</text:p>
          </table:table-cell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office:value-type="time" office:time-value="PT12H32M00S" calcext:value-type="time">
            <text:p>12:32:00</text:p>
          </table:table-cell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office:value-type="time" office:time-value="PT12H33M00S" calcext:value-type="time">
            <text:p>12:33:00</text:p>
          </table:table-cell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office:value-type="time" office:time-value="PT12H34M00S" calcext:value-type="time">
            <text:p>12:34:00</text:p>
          </table:table-cell>
          <table:table-cell office:value-type="float" office:value="2546" calcext:value-type="float">
            <text:p>2546</text:p>
          </table:table-cell>
          <table:table-cell table:number-columns-repeated="2"/>
        </table:table-row>
        <table:table-row table:style-name="ro1">
          <table:table-cell office:value-type="time" office:time-value="PT12H35M00S" calcext:value-type="time">
            <text:p>12:35:00</text:p>
          </table:table-cell>
          <table:table-cell office:value-type="float" office:value="2537" calcext:value-type="float">
            <text:p>2537</text:p>
          </table:table-cell>
          <table:table-cell table:number-columns-repeated="2"/>
        </table:table-row>
        <table:table-row table:style-name="ro1">
          <table:table-cell office:value-type="time" office:time-value="PT12H36M00S" calcext:value-type="time">
            <text:p>12:36:00</text:p>
          </table:table-cell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office:value-type="time" office:time-value="PT12H37M00S" calcext:value-type="time">
            <text:p>12:37:00</text:p>
          </table:table-cell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office:value-type="time" office:time-value="PT12H38M00S" calcext:value-type="time">
            <text:p>12:38:00</text:p>
          </table:table-cell>
          <table:table-cell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office:value-type="time" office:time-value="PT12H39M00S" calcext:value-type="time">
            <text:p>12:39:00</text:p>
          </table:table-cell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time" office:time-value="PT12H40M00S" calcext:value-type="time">
            <text:p>12:40:00</text:p>
          </table:table-cell>
          <table:table-cell office:value-type="float" office:value="2249" calcext:value-type="float">
            <text:p>2249</text:p>
          </table:table-cell>
          <table:table-cell table:number-columns-repeated="2"/>
        </table:table-row>
        <table:table-row table:style-name="ro1">
          <table:table-cell office:value-type="time" office:time-value="PT12H41M00S" calcext:value-type="time">
            <text:p>12:41:00</text:p>
          </table:table-cell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time" office:time-value="PT12H42M00S" calcext:value-type="time">
            <text:p>12:42:00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time" office:time-value="PT12H43M00S" calcext:value-type="time">
            <text:p>12:43:00</text:p>
          </table:table-cell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time" office:time-value="PT12H44M00S" calcext:value-type="time">
            <text:p>12:44:00</text:p>
          </table:table-cell>
          <table:table-cell office:value-type="float" office:value="2110" calcext:value-type="float">
            <text:p>2110</text:p>
          </table:table-cell>
          <table:table-cell table:number-columns-repeated="2"/>
        </table:table-row>
        <table:table-row table:style-name="ro1">
          <table:table-cell office:value-type="time" office:time-value="PT12H45M00S" calcext:value-type="time">
            <text:p>12:45:00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time" office:time-value="PT12H46M00S" calcext:value-type="time">
            <text:p>12:46:00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time" office:time-value="PT12H47M00S" calcext:value-type="time">
            <text:p>12:47:00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time" office:time-value="PT12H48M00S" calcext:value-type="time">
            <text:p>12:48:00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time" office:time-value="PT12H49M00S" calcext:value-type="time">
            <text:p>12:49:00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time" office:time-value="PT12H50M00S" calcext:value-type="time">
            <text:p>12:50:00</text:p>
          </table:table-cell>
          <table:table-cell office:value-type="float" office:value="2069" calcext:value-type="float">
            <text:p>2069</text:p>
          </table:table-cell>
          <table:table-cell table:number-columns-repeated="2"/>
        </table:table-row>
        <table:table-row table:style-name="ro1">
          <table:table-cell office:value-type="time" office:time-value="PT12H51M00S" calcext:value-type="time">
            <text:p>12:51:00</text:p>
          </table:table-cell>
          <table:table-cell office:value-type="float" office:value="2069" calcext:value-type="float">
            <text:p>2069</text:p>
          </table:table-cell>
          <table:table-cell table:number-columns-repeated="2"/>
        </table:table-row>
        <table:table-row table:style-name="ro1">
          <table:table-cell office:value-type="time" office:time-value="PT12H52M00S" calcext:value-type="time">
            <text:p>12:52:00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office:value-type="time" office:time-value="PT12H53M00S" calcext:value-type="time">
            <text:p>12:53:00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time" office:time-value="PT12H54M00S" calcext:value-type="time">
            <text:p>12:54:00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time" office:time-value="PT12H55M00S" calcext:value-type="time">
            <text:p>12:55:00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time" office:time-value="PT12H56M00S" calcext:value-type="time">
            <text:p>12:56:00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time" office:time-value="PT12H57M00S" calcext:value-type="time">
            <text:p>12:57:00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time" office:time-value="PT12H58M00S" calcext:value-type="time">
            <text:p>12:58:00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time" office:time-value="PT12H59M00S" calcext:value-type="time">
            <text:p>12:59:00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time" office:time-value="PT13H01M00S" calcext:value-type="time">
            <text:p>13:01:00</text:p>
          </table:table-cell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time" office:time-value="PT13H02M00S" calcext:value-type="time">
            <text:p>13:02:00</text:p>
          </table:table-cell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time" office:time-value="PT13H03M00S" calcext:value-type="time">
            <text:p>13:03:0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time" office:time-value="PT13H04M00S" calcext:value-type="time">
            <text:p>13:04:0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time" office:time-value="PT13H05M00S" calcext:value-type="time">
            <text:p>13:05:0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time" office:time-value="PT13H06M00S" calcext:value-type="time">
            <text:p>13:06:0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time" office:time-value="PT13H07M00S" calcext:value-type="time">
            <text:p>13:07:0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time" office:time-value="PT13H08M00S" calcext:value-type="time">
            <text:p>13:08: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time" office:time-value="PT13H09M00S" calcext:value-type="time">
            <text:p>13:09: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time" office:time-value="PT13H10M00S" calcext:value-type="time">
            <text:p>13:10:00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time" office:time-value="PT13H11M00S" calcext:value-type="time">
            <text:p>13:11: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time" office:time-value="PT13H12M00S" calcext:value-type="time">
            <text:p>13:12: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time" office:time-value="PT13H13M00S" calcext:value-type="time">
            <text:p>13:13:00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time" office:time-value="PT13H14M00S" calcext:value-type="time">
            <text:p>13:14:00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time" office:time-value="PT13H15M00S" calcext:value-type="time">
            <text:p>13:15:00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time" office:time-value="PT13H16M00S" calcext:value-type="time">
            <text:p>13:16:00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time" office:time-value="PT13H17M00S" calcext:value-type="time">
            <text:p>13:17:00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time" office:time-value="PT13H18M00S" calcext:value-type="time">
            <text:p>13:18:00</text:p>
          </table:table-cell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office:value-type="time" office:time-value="PT13H19M00S" calcext:value-type="time">
            <text:p>13:19:00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time" office:time-value="PT13H20M00S" calcext:value-type="time">
            <text:p>13:20:00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time" office:time-value="PT13H21M00S" calcext:value-type="time">
            <text:p>13:21:00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time" office:time-value="PT13H22M00S" calcext:value-type="time">
            <text:p>13:22:00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time" office:time-value="PT13H23M00S" calcext:value-type="time">
            <text:p>13:23:00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time" office:time-value="PT13H24M00S" calcext:value-type="time">
            <text:p>13:24:00</text:p>
          </table:table-cell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time" office:time-value="PT13H25M00S" calcext:value-type="time">
            <text:p>13:25:00</text:p>
          </table:table-cell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time" office:time-value="PT13H26M00S" calcext:value-type="time">
            <text:p>13:26:00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time" office:time-value="PT13H27M00S" calcext:value-type="time">
            <text:p>13:27:00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time" office:time-value="PT13H28M00S" calcext:value-type="time">
            <text:p>13:28:00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time" office:time-value="PT13H29M00S" calcext:value-type="time">
            <text:p>13:29:00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office:value-type="time" office:time-value="PT13H31M00S" calcext:value-type="time">
            <text:p>13:31:00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time" office:time-value="PT13H32M00S" calcext:value-type="time">
            <text:p>13:32:00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time" office:time-value="PT13H33M00S" calcext:value-type="time">
            <text:p>13:33:00</text:p>
          </table:table-cell>
          <table:table-cell office:value-type="float" office:value="1858" calcext:value-type="float">
            <text:p>1858</text:p>
          </table:table-cell>
          <table:table-cell table:number-columns-repeated="2"/>
        </table:table-row>
        <table:table-row table:style-name="ro1">
          <table:table-cell office:value-type="time" office:time-value="PT13H34M00S" calcext:value-type="time">
            <text:p>13:34:00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time" office:time-value="PT13H35M00S" calcext:value-type="time">
            <text:p>13:35:00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time" office:time-value="PT13H36M00S" calcext:value-type="time">
            <text:p>13:36:00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time" office:time-value="PT13H37M00S" calcext:value-type="time">
            <text:p>13:37:00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time" office:time-value="PT13H38M00S" calcext:value-type="time">
            <text:p>13:38:00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time" office:time-value="PT13H39M00S" calcext:value-type="time">
            <text:p>13:39:00</text:p>
          </table:table-cell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office:value-type="time" office:time-value="PT13H40M00S" calcext:value-type="time">
            <text:p>13:40:00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time" office:time-value="PT13H41M00S" calcext:value-type="time">
            <text:p>13:41:00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time" office:time-value="PT13H42M00S" calcext:value-type="time">
            <text:p>13:42:00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time" office:time-value="PT13H43M00S" calcext:value-type="time">
            <text:p>13:43:00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time" office:time-value="PT13H44M00S" calcext:value-type="time">
            <text:p>13:44:00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time" office:time-value="PT13H45M00S" calcext:value-type="time">
            <text:p>13:45: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time" office:time-value="PT13H46M00S" calcext:value-type="time">
            <text:p>13:46: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time" office:time-value="PT13H47M00S" calcext:value-type="time">
            <text:p>13:47:00</text:p>
          </table:table-cell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office:value-type="time" office:time-value="PT13H48M00S" calcext:value-type="time">
            <text:p>13:48:00</text:p>
          </table:table-cell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office:value-type="time" office:time-value="PT13H49M00S" calcext:value-type="time">
            <text:p>13:49:00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time" office:time-value="PT13H50M00S" calcext:value-type="time">
            <text:p>13:50:00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time" office:time-value="PT13H51M00S" calcext:value-type="time">
            <text:p>13:51:00</text:p>
          </table:table-cell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time" office:time-value="PT13H52M00S" calcext:value-type="time">
            <text:p>13:52:00</text:p>
          </table:table-cell>
          <table:table-cell office:value-type="float" office:value="1742" calcext:value-type="float">
            <text:p>1742</text:p>
          </table:table-cell>
          <table:table-cell table:number-columns-repeated="2"/>
        </table:table-row>
        <table:table-row table:style-name="ro1">
          <table:table-cell office:value-type="time" office:time-value="PT13H53M00S" calcext:value-type="time">
            <text:p>13:53:00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time" office:time-value="PT13H54M00S" calcext:value-type="time">
            <text:p>13:54:00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time" office:time-value="PT13H55M00S" calcext:value-type="time">
            <text:p>13:55:00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time" office:time-value="PT13H56M00S" calcext:value-type="time">
            <text:p>13:56:00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time" office:time-value="PT13H57M00S" calcext:value-type="time">
            <text:p>13:57:00</text:p>
          </table:table-cell>
          <table:table-cell office:value-type="float" office:value="1697" calcext:value-type="float">
            <text:p>1697</text:p>
          </table:table-cell>
          <table:table-cell table:number-columns-repeated="2"/>
        </table:table-row>
        <table:table-row table:style-name="ro1">
          <table:table-cell office:value-type="time" office:time-value="PT13H58M00S" calcext:value-type="time">
            <text:p>13:58:00</text:p>
          </table:table-cell>
          <table:table-cell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office:value-type="time" office:time-value="PT13H59M00S" calcext:value-type="time">
            <text:p>13:59:00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time" office:time-value="PT14H01M00S" calcext:value-type="time">
            <text:p>14:01:00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time" office:time-value="PT14H02M00S" calcext:value-type="time">
            <text:p>14:02:00</text:p>
          </table:table-cell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 office:value-type="time" office:time-value="PT14H03M00S" calcext:value-type="time">
            <text:p>14:03:00</text:p>
          </table:table-cell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 office:value-type="time" office:time-value="PT14H04M00S" calcext:value-type="time">
            <text:p>14:04:00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time" office:time-value="PT14H05M00S" calcext:value-type="time">
            <text:p>14:05:00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time" office:time-value="PT14H06M00S" calcext:value-type="time">
            <text:p>14:06:00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office:value-type="time" office:time-value="PT14H07M00S" calcext:value-type="time">
            <text:p>14:07:00</text:p>
          </table:table-cell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1">
          <table:table-cell office:value-type="time" office:time-value="PT14H08M00S" calcext:value-type="time">
            <text:p>14:08:00</text:p>
          </table:table-cell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1">
          <table:table-cell office:value-type="time" office:time-value="PT14H09M00S" calcext:value-type="time">
            <text:p>14:09:00</text:p>
          </table:table-cell>
          <table:table-cell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office:value-type="time" office:time-value="PT14H10M00S" calcext:value-type="time">
            <text:p>14:10:00</text:p>
          </table:table-cell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time" office:time-value="PT14H11M00S" calcext:value-type="time">
            <text:p>14:11:00</text:p>
          </table:table-cell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time" office:time-value="PT14H12M00S" calcext:value-type="time">
            <text:p>14:12:00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time" office:time-value="PT14H13M00S" calcext:value-type="time">
            <text:p>14:13:00</text:p>
          </table:table-cell>
          <table:table-cell office:value-type="float" office:value="1591" calcext:value-type="float">
            <text:p>1591</text:p>
          </table:table-cell>
          <table:table-cell table:number-columns-repeated="2"/>
        </table:table-row>
        <table:table-row table:style-name="ro1">
          <table:table-cell office:value-type="time" office:time-value="PT14H14M00S" calcext:value-type="time">
            <text:p>14:14:00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time" office:time-value="PT14H15M00S" calcext:value-type="time">
            <text:p>14:15:00</text:p>
          </table:table-cell>
          <table:table-cell office:value-type="float" office:value="1581" calcext:value-type="float">
            <text:p>1581</text:p>
          </table:table-cell>
          <table:table-cell table:number-columns-repeated="2"/>
        </table:table-row>
        <table:table-row table:style-name="ro1">
          <table:table-cell office:value-type="time" office:time-value="PT14H16M00S" calcext:value-type="time">
            <text:p>14:16:00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time" office:time-value="PT14H17M00S" calcext:value-type="time">
            <text:p>14:17:00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time" office:time-value="PT14H18M00S" calcext:value-type="time">
            <text:p>14:18:00</text:p>
          </table:table-cell>
          <table:table-cell office:value-type="float" office:value="1541" calcext:value-type="float">
            <text:p>1541</text:p>
          </table:table-cell>
          <table:table-cell table:number-columns-repeated="2"/>
        </table:table-row>
        <table:table-row table:style-name="ro1">
          <table:table-cell office:value-type="time" office:time-value="PT14H19M00S" calcext:value-type="time">
            <text:p>14:19:00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time" office:time-value="PT14H20M00S" calcext:value-type="time">
            <text:p>14:20:00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time" office:time-value="PT14H21M00S" calcext:value-type="time">
            <text:p>14:21:00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time" office:time-value="PT14H22M00S" calcext:value-type="time">
            <text:p>14:22: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time" office:time-value="PT14H23M00S" calcext:value-type="time">
            <text:p>14:23: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time" office:time-value="PT14H24M00S" calcext:value-type="time">
            <text:p>14:24: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time" office:time-value="PT14H25M00S" calcext:value-type="time">
            <text:p>14:25:00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time" office:time-value="PT14H26M00S" calcext:value-type="time">
            <text:p>14:26:00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time" office:time-value="PT14H27M00S" calcext:value-type="time">
            <text:p>14:27:0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time" office:time-value="PT14H28M00S" calcext:value-type="time">
            <text:p>14:28:0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time" office:time-value="PT14H29M00S" calcext:value-type="time">
            <text:p>14:29:00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time" office:time-value="PT14H31M00S" calcext:value-type="time">
            <text:p>14:31:00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office:value-type="time" office:time-value="PT14H32M00S" calcext:value-type="time">
            <text:p>14:32:00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time" office:time-value="PT14H33M00S" calcext:value-type="time">
            <text:p>14:33:00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time" office:time-value="PT14H34M00S" calcext:value-type="time">
            <text:p>14:34:00</text:p>
          </table:table-cell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office:value-type="time" office:time-value="PT14H35M00S" calcext:value-type="time">
            <text:p>14:35:00</text:p>
          </table:table-cell>
          <table:table-cell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office:value-type="time" office:time-value="PT14H36M00S" calcext:value-type="time">
            <text:p>14:36:00</text:p>
          </table:table-cell>
          <table:table-cell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office:value-type="time" office:time-value="PT14H37M00S" calcext:value-type="time">
            <text:p>14:37:00</text:p>
          </table:table-cell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office:value-type="time" office:time-value="PT14H38M00S" calcext:value-type="time">
            <text:p>14:38:00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time" office:time-value="PT14H39M00S" calcext:value-type="time">
            <text:p>14:39:00</text:p>
          </table:table-cell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time" office:time-value="PT14H40M00S" calcext:value-type="time">
            <text:p>14:40:00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time" office:time-value="PT14H41M00S" calcext:value-type="time">
            <text:p>14:41:00</text:p>
          </table:table-cell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time" office:time-value="PT14H42M00S" calcext:value-type="time">
            <text:p>14:42:00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time" office:time-value="PT14H43M00S" calcext:value-type="time">
            <text:p>14:43:00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time" office:time-value="PT14H44M00S" calcext:value-type="time">
            <text:p>14:44:0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time" office:time-value="PT14H45M00S" calcext:value-type="time">
            <text:p>14:45:00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time" office:time-value="PT14H46M00S" calcext:value-type="time">
            <text:p>14:46:00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time" office:time-value="PT14H47M00S" calcext:value-type="time">
            <text:p>14:47:00</text:p>
          </table:table-cell>
          <table:table-cell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time" office:time-value="PT14H48M00S" calcext:value-type="time">
            <text:p>14:48:00</text:p>
          </table:table-cell>
          <table:table-cell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office:value-type="time" office:time-value="PT14H49M00S" calcext:value-type="time">
            <text:p>14:49:00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time" office:time-value="PT14H50M00S" calcext:value-type="time">
            <text:p>14:50:00</text:p>
          </table:table-cell>
          <table:table-cell office:value-type="float" office:value="1401" calcext:value-type="float">
            <text:p>1401</text:p>
          </table:table-cell>
          <table:table-cell table:number-columns-repeated="2"/>
        </table:table-row>
        <table:table-row table:style-name="ro1">
          <table:table-cell office:value-type="time" office:time-value="PT14H51M00S" calcext:value-type="time">
            <text:p>14:51:00</text:p>
          </table:table-cell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time" office:time-value="PT14H52M00S" calcext:value-type="time">
            <text:p>14:52: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time" office:time-value="PT14H53M00S" calcext:value-type="time">
            <text:p>14:53:00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time" office:time-value="PT14H54M00S" calcext:value-type="time">
            <text:p>14:54:00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time" office:time-value="PT14H55M00S" calcext:value-type="time">
            <text:p>14:55:00</text:p>
          </table:table-cell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time" office:time-value="PT14H56M00S" calcext:value-type="time">
            <text:p>14:56:00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time" office:time-value="PT14H57M00S" calcext:value-type="time">
            <text:p>14:57:00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time" office:time-value="PT14H58M00S" calcext:value-type="time">
            <text:p>14:58:00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time" office:time-value="PT14H59M00S" calcext:value-type="time">
            <text:p>14:59:00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time" office:time-value="PT15H01M00S" calcext:value-type="time">
            <text:p>15:01:00</text:p>
          </table:table-cell>
          <table:table-cell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time" office:time-value="PT15H02M00S" calcext:value-type="time">
            <text:p>15:02:00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time" office:time-value="PT15H03M00S" calcext:value-type="time">
            <text:p>15:03:00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time" office:time-value="PT15H04M00S" calcext:value-type="time">
            <text:p>15:04:00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time" office:time-value="PT15H05M00S" calcext:value-type="time">
            <text:p>15:05:00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time" office:time-value="PT15H06M00S" calcext:value-type="time">
            <text:p>15:06:00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time" office:time-value="PT15H07M00S" calcext:value-type="time">
            <text:p>15:07:00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time" office:time-value="PT15H08M00S" calcext:value-type="time">
            <text:p>15:08:00</text:p>
          </table:table-cell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office:value-type="time" office:time-value="PT15H09M00S" calcext:value-type="time">
            <text:p>15:09:00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time" office:time-value="PT15H10M00S" calcext:value-type="time">
            <text:p>15:10:00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time" office:time-value="PT15H11M00S" calcext:value-type="time">
            <text:p>15:11:00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time" office:time-value="PT15H12M00S" calcext:value-type="time">
            <text:p>15:12:00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time" office:time-value="PT15H13M00S" calcext:value-type="time">
            <text:p>15:13:00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time" office:time-value="PT15H14M00S" calcext:value-type="time">
            <text:p>15:14:00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time" office:time-value="PT15H15M00S" calcext:value-type="time">
            <text:p>15:15:00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time" office:time-value="PT15H16M00S" calcext:value-type="time">
            <text:p>15:16:00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time" office:time-value="PT15H17M00S" calcext:value-type="time">
            <text:p>15:17:00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time" office:time-value="PT15H18M00S" calcext:value-type="time">
            <text:p>15:18:00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time" office:time-value="PT15H19M00S" calcext:value-type="time">
            <text:p>15:19:00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time" office:time-value="PT15H20M00S" calcext:value-type="time">
            <text:p>15:20:00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time" office:time-value="PT15H21M00S" calcext:value-type="time">
            <text:p>15:21:00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office:value-type="time" office:time-value="PT15H22M00S" calcext:value-type="time">
            <text:p>15:22:00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time" office:time-value="PT15H23M00S" calcext:value-type="time">
            <text:p>15:23:00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time" office:time-value="PT15H24M00S" calcext:value-type="time">
            <text:p>15:24:00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time" office:time-value="PT15H25M00S" calcext:value-type="time">
            <text:p>15:25:00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time" office:time-value="PT15H26M00S" calcext:value-type="time">
            <text:p>15:26:00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time" office:time-value="PT15H27M00S" calcext:value-type="time">
            <text:p>15:27:0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time" office:time-value="PT15H28M00S" calcext:value-type="time">
            <text:p>15:28:00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time" office:time-value="PT15H29M00S" calcext:value-type="time">
            <text:p>15:29:00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time" office:time-value="PT15H31M00S" calcext:value-type="time">
            <text:p>15:31:00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time" office:time-value="PT15H32M00S" calcext:value-type="time">
            <text:p>15:32:00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time" office:time-value="PT15H33M00S" calcext:value-type="time">
            <text:p>15:33:00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time" office:time-value="PT15H34M00S" calcext:value-type="time">
            <text:p>15:34:00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time" office:time-value="PT15H35M00S" calcext:value-type="time">
            <text:p>15:35:00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time" office:time-value="PT15H36M00S" calcext:value-type="time">
            <text:p>15:36:00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time" office:time-value="PT15H37M00S" calcext:value-type="time">
            <text:p>15:37:0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time" office:time-value="PT15H38M00S" calcext:value-type="time">
            <text:p>15:38:0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time" office:time-value="PT15H39M00S" calcext:value-type="time">
            <text:p>15:39:00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time" office:time-value="PT15H40M00S" calcext:value-type="time">
            <text:p>15:40:00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time" office:time-value="PT15H41M00S" calcext:value-type="time">
            <text:p>15:41:00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time" office:time-value="PT15H42M00S" calcext:value-type="time">
            <text:p>15:42:00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time" office:time-value="PT15H43M00S" calcext:value-type="time">
            <text:p>15:43:00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time" office:time-value="PT15H44M00S" calcext:value-type="time">
            <text:p>15:44:00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time" office:time-value="PT15H46M00S" calcext:value-type="time">
            <text:p>15:46:00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time" office:time-value="PT15H47M00S" calcext:value-type="time">
            <text:p>15:47:00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time" office:time-value="PT15H48M00S" calcext:value-type="time">
            <text:p>15:48:0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time" office:time-value="PT15H49M00S" calcext:value-type="time">
            <text:p>15:49:0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time" office:time-value="PT15H50M00S" calcext:value-type="time">
            <text:p>15:50:00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time" office:time-value="PT15H51M00S" calcext:value-type="time">
            <text:p>15:51:00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time" office:time-value="PT15H52M00S" calcext:value-type="time">
            <text:p>15:52:00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time" office:time-value="PT15H53M00S" calcext:value-type="time">
            <text:p>15:53:0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time" office:time-value="PT15H54M00S" calcext:value-type="time">
            <text:p>15:54:00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time" office:time-value="PT15H55M00S" calcext:value-type="time">
            <text:p>15:55:00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time" office:time-value="PT15H56M00S" calcext:value-type="time">
            <text:p>15:56:0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time" office:time-value="PT15H57M00S" calcext:value-type="time">
            <text:p>15:57: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time" office:time-value="PT15H58M00S" calcext:value-type="time">
            <text:p>15:58:0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time" office:time-value="PT15H59M00S" calcext:value-type="time">
            <text:p>15:59:00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time" office:time-value="PT16H01M00S" calcext:value-type="time">
            <text:p>16:01:0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time" office:time-value="PT16H02M00S" calcext:value-type="time">
            <text:p>16:02:0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time" office:time-value="PT16H03M00S" calcext:value-type="time">
            <text:p>16:03:0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time" office:time-value="PT16H04M00S" calcext:value-type="time">
            <text:p>16:04: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time" office:time-value="PT16H05M00S" calcext:value-type="time">
            <text:p>16:05:0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time" office:time-value="PT16H06M00S" calcext:value-type="time">
            <text:p>16:06:00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time" office:time-value="PT16H07M00S" calcext:value-type="time">
            <text:p>16:07: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time" office:time-value="PT16H08M00S" calcext:value-type="time">
            <text:p>16:08:0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time" office:time-value="PT16H09M00S" calcext:value-type="time">
            <text:p>16:09:0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time" office:time-value="PT16H10M00S" calcext:value-type="time">
            <text:p>16:10:0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time" office:time-value="PT16H11M00S" calcext:value-type="time">
            <text:p>16:11:0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time" office:time-value="PT16H12M00S" calcext:value-type="time">
            <text:p>16:12:0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time" office:time-value="PT16H13M00S" calcext:value-type="time">
            <text:p>16:13:0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time" office:time-value="PT16H14M00S" calcext:value-type="time">
            <text:p>16:14:0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: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time" office:time-value="PT16H17M00S" calcext:value-type="time">
            <text:p>16:17:0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time" office:time-value="PT16H18M00S" calcext:value-type="time">
            <text:p>16:18:0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time" office:time-value="PT16H19M00S" calcext:value-type="time">
            <text:p>16:19: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time" office:time-value="PT16H20M00S" calcext:value-type="time">
            <text:p>16:20: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16H21M00S" calcext:value-type="time">
            <text:p>16:21: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16H22M00S" calcext:value-type="time">
            <text:p>16:22: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16H23M00S" calcext:value-type="time">
            <text:p>16:23: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16H24M00S" calcext:value-type="time">
            <text:p>16:24: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16H25M00S" calcext:value-type="time">
            <text:p>16:25: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16H26M00S" calcext:value-type="time">
            <text:p>16:26: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time" office:time-value="PT16H27M00S" calcext:value-type="time">
            <text:p>16:27: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16H28M00S" calcext:value-type="time">
            <text:p>16:28: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16H29M00S" calcext:value-type="time">
            <text:p>16:29: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6H31M00S" calcext:value-type="time">
            <text:p>16:31: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16H32M00S" calcext:value-type="time">
            <text:p>16:32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time" office:time-value="PT16H33M00S" calcext:value-type="time">
            <text:p>16:33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6H34M00S" calcext:value-type="time">
            <text:p>16:34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6H35M00S" calcext:value-type="time">
            <text:p>16:35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6H36M00S" calcext:value-type="time">
            <text:p>16:36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6H37M00S" calcext:value-type="time">
            <text:p>16:37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38M00S" calcext:value-type="time">
            <text:p>16:38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time" office:time-value="PT16H39M00S" calcext:value-type="time">
            <text:p>16:39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40M00S" calcext:value-type="time">
            <text:p>16:40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41M00S" calcext:value-type="time">
            <text:p>16:41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42M00S" calcext:value-type="time">
            <text:p>16:42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43M00S" calcext:value-type="time">
            <text:p>16:43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4M00S" calcext:value-type="time">
            <text:p>16:44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5M00S" calcext:value-type="time">
            <text:p>16:45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6M00S" calcext:value-type="time">
            <text:p>16:46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7M00S" calcext:value-type="time">
            <text:p>16:47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8M00S" calcext:value-type="time">
            <text:p>16:48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49M00S" calcext:value-type="time">
            <text:p>16:49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50M00S" calcext:value-type="time">
            <text:p>16:50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51M00S" calcext:value-type="time">
            <text:p>16:51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6H52M00S" calcext:value-type="time">
            <text:p>16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6H53M00S" calcext:value-type="time">
            <text:p>16:53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4M00S" calcext:value-type="time">
            <text:p>16:54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5M00S" calcext:value-type="time">
            <text:p>16:55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6M00S" calcext:value-type="time">
            <text:p>16:56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7M00S" calcext:value-type="time">
            <text:p>16:57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8M00S" calcext:value-type="time">
            <text:p>16:58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6H59M00S" calcext:value-type="time">
            <text:p>16:59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1M00S" calcext:value-type="time">
            <text:p>17:01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2M00S" calcext:value-type="time">
            <text:p>17:02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3M00S" calcext:value-type="time">
            <text:p>17:03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4M00S" calcext:value-type="time">
            <text:p>17:04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5M00S" calcext:value-type="time">
            <text:p>17:05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7H06M00S" calcext:value-type="time">
            <text:p>17:06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7M00S" calcext:value-type="time">
            <text:p>17:07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7H08M00S" calcext:value-type="time">
            <text:p>17:08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09M00S" calcext:value-type="time">
            <text:p>17:09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time" office:time-value="PT17H10M00S" calcext:value-type="time">
            <text:p>17:10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7H11M00S" calcext:value-type="time">
            <text:p>17:11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3M00S" calcext:value-type="time">
            <text:p>17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4M00S" calcext:value-type="time">
            <text:p>17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5M00S" calcext:value-type="time">
            <text:p>17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6M00S" calcext:value-type="time">
            <text:p>17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7M00S" calcext:value-type="time">
            <text:p>17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8M00S" calcext:value-type="time">
            <text:p>17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19M00S" calcext:value-type="time">
            <text:p>17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0M00S" calcext:value-type="time">
            <text:p>17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1M00S" calcext:value-type="time">
            <text:p>17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2M00S" calcext:value-type="time">
            <text:p>17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3M00S" calcext:value-type="time">
            <text:p>17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4M00S" calcext:value-type="time">
            <text:p>17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5M00S" calcext:value-type="time">
            <text:p>17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6M00S" calcext:value-type="time">
            <text:p>17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7M00S" calcext:value-type="time">
            <text:p>17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8M00S" calcext:value-type="time">
            <text:p>17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29M00S" calcext:value-type="time">
            <text:p>17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1M00S" calcext:value-type="time">
            <text:p>17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2M00S" calcext:value-type="time">
            <text:p>17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3M00S" calcext:value-type="time">
            <text:p>17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4M00S" calcext:value-type="time">
            <text:p>17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5M00S" calcext:value-type="time">
            <text:p>17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6M00S" calcext:value-type="time">
            <text:p>17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7M00S" calcext:value-type="time">
            <text:p>17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8M00S" calcext:value-type="time">
            <text:p>17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39M00S" calcext:value-type="time">
            <text:p>17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0M00S" calcext:value-type="time">
            <text:p>17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1M00S" calcext:value-type="time">
            <text:p>17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2M00S" calcext:value-type="time">
            <text:p>17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3M00S" calcext:value-type="time">
            <text:p>17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4M00S" calcext:value-type="time">
            <text:p>17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5M00S" calcext:value-type="time">
            <text:p>17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6M00S" calcext:value-type="time">
            <text:p>17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7M00S" calcext:value-type="time">
            <text:p>17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8M00S" calcext:value-type="time">
            <text:p>17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49M00S" calcext:value-type="time">
            <text:p>17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0M00S" calcext:value-type="time">
            <text:p>17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1M00S" calcext:value-type="time">
            <text:p>17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2M00S" calcext:value-type="time">
            <text:p>17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3M00S" calcext:value-type="time">
            <text:p>17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4M00S" calcext:value-type="time">
            <text:p>17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5M00S" calcext:value-type="time">
            <text:p>17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6M00S" calcext:value-type="time">
            <text:p>17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7M00S" calcext:value-type="time">
            <text:p>17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8M00S" calcext:value-type="time">
            <text:p>17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7H59M00S" calcext:value-type="time">
            <text:p>17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1M00S" calcext:value-type="time">
            <text:p>18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2M00S" calcext:value-type="time">
            <text:p>18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3M00S" calcext:value-type="time">
            <text:p>18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4M00S" calcext:value-type="time">
            <text:p>18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5M00S" calcext:value-type="time">
            <text:p>18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6M00S" calcext:value-type="time">
            <text:p>18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7M00S" calcext:value-type="time">
            <text:p>18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8M00S" calcext:value-type="time">
            <text:p>18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09M00S" calcext:value-type="time">
            <text:p>18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0M00S" calcext:value-type="time">
            <text:p>18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1M00S" calcext:value-type="time">
            <text:p>18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2M00S" calcext:value-type="time">
            <text:p>18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3M00S" calcext:value-type="time">
            <text:p>18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4M00S" calcext:value-type="time">
            <text:p>18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5M00S" calcext:value-type="time">
            <text:p>18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6M00S" calcext:value-type="time">
            <text:p>18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7M00S" calcext:value-type="time">
            <text:p>18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8M00S" calcext:value-type="time">
            <text:p>18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19M00S" calcext:value-type="time">
            <text:p>18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0M00S" calcext:value-type="time">
            <text:p>18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1M00S" calcext:value-type="time">
            <text:p>18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2M00S" calcext:value-type="time">
            <text:p>18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3M00S" calcext:value-type="time">
            <text:p>18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4M00S" calcext:value-type="time">
            <text:p>18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5M00S" calcext:value-type="time">
            <text:p>18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6M00S" calcext:value-type="time">
            <text:p>18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7M00S" calcext:value-type="time">
            <text:p>18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8M00S" calcext:value-type="time">
            <text:p>18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29M00S" calcext:value-type="time">
            <text:p>18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1M00S" calcext:value-type="time">
            <text:p>18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2M00S" calcext:value-type="time">
            <text:p>18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3M00S" calcext:value-type="time">
            <text:p>18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4M00S" calcext:value-type="time">
            <text:p>18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5M00S" calcext:value-type="time">
            <text:p>18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6M00S" calcext:value-type="time">
            <text:p>18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7M00S" calcext:value-type="time">
            <text:p>18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8M00S" calcext:value-type="time">
            <text:p>18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39M00S" calcext:value-type="time">
            <text:p>18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0M00S" calcext:value-type="time">
            <text:p>18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1M00S" calcext:value-type="time">
            <text:p>18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2M00S" calcext:value-type="time">
            <text:p>18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3M00S" calcext:value-type="time">
            <text:p>18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4M00S" calcext:value-type="time">
            <text:p>18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6M00S" calcext:value-type="time">
            <text:p>18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7M00S" calcext:value-type="time">
            <text:p>18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8M00S" calcext:value-type="time">
            <text:p>18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49M00S" calcext:value-type="time">
            <text:p>18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0M00S" calcext:value-type="time">
            <text:p>18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1M00S" calcext:value-type="time">
            <text:p>18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2M00S" calcext:value-type="time">
            <text:p>18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3M00S" calcext:value-type="time">
            <text:p>18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4M00S" calcext:value-type="time">
            <text:p>18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5M00S" calcext:value-type="time">
            <text:p>18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6M00S" calcext:value-type="time">
            <text:p>18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7M00S" calcext:value-type="time">
            <text:p>18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8M00S" calcext:value-type="time">
            <text:p>18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8H59M00S" calcext:value-type="time">
            <text:p>18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1M00S" calcext:value-type="time">
            <text:p>19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2M00S" calcext:value-type="time">
            <text:p>19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3M00S" calcext:value-type="time">
            <text:p>19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4M00S" calcext:value-type="time">
            <text:p>19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5M00S" calcext:value-type="time">
            <text:p>19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6M00S" calcext:value-type="time">
            <text:p>19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7M00S" calcext:value-type="time">
            <text:p>19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8M00S" calcext:value-type="time">
            <text:p>19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09M00S" calcext:value-type="time">
            <text:p>19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0M00S" calcext:value-type="time">
            <text:p>19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1M00S" calcext:value-type="time">
            <text:p>19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2M00S" calcext:value-type="time">
            <text:p>19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3M00S" calcext:value-type="time">
            <text:p>19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4M00S" calcext:value-type="time">
            <text:p>19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5M00S" calcext:value-type="time">
            <text:p>19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6M00S" calcext:value-type="time">
            <text:p>19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7M00S" calcext:value-type="time">
            <text:p>19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8M00S" calcext:value-type="time">
            <text:p>19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19M00S" calcext:value-type="time">
            <text:p>19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0M00S" calcext:value-type="time">
            <text:p>19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1M00S" calcext:value-type="time">
            <text:p>19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2M00S" calcext:value-type="time">
            <text:p>19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3M00S" calcext:value-type="time">
            <text:p>19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4M00S" calcext:value-type="time">
            <text:p>19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5M00S" calcext:value-type="time">
            <text:p>19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6M00S" calcext:value-type="time">
            <text:p>19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7M00S" calcext:value-type="time">
            <text:p>19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8M00S" calcext:value-type="time">
            <text:p>19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29M00S" calcext:value-type="time">
            <text:p>19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1M00S" calcext:value-type="time">
            <text:p>19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2M00S" calcext:value-type="time">
            <text:p>19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3M00S" calcext:value-type="time">
            <text:p>19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4M00S" calcext:value-type="time">
            <text:p>19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5M00S" calcext:value-type="time">
            <text:p>19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6M00S" calcext:value-type="time">
            <text:p>19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7M00S" calcext:value-type="time">
            <text:p>19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8M00S" calcext:value-type="time">
            <text:p>19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39M00S" calcext:value-type="time">
            <text:p>19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0M00S" calcext:value-type="time">
            <text:p>19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1M00S" calcext:value-type="time">
            <text:p>19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2M00S" calcext:value-type="time">
            <text:p>19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3M00S" calcext:value-type="time">
            <text:p>19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4M00S" calcext:value-type="time">
            <text:p>19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5M00S" calcext:value-type="time">
            <text:p>19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6M00S" calcext:value-type="time">
            <text:p>19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7M00S" calcext:value-type="time">
            <text:p>19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8M00S" calcext:value-type="time">
            <text:p>19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49M00S" calcext:value-type="time">
            <text:p>19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0M00S" calcext:value-type="time">
            <text:p>19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1M00S" calcext:value-type="time">
            <text:p>19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2M00S" calcext:value-type="time">
            <text:p>19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3M00S" calcext:value-type="time">
            <text:p>19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4M00S" calcext:value-type="time">
            <text:p>19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5M00S" calcext:value-type="time">
            <text:p>19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6M00S" calcext:value-type="time">
            <text:p>19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7M00S" calcext:value-type="time">
            <text:p>19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8M00S" calcext:value-type="time">
            <text:p>19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9H59M00S" calcext:value-type="time">
            <text:p>19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1M00S" calcext:value-type="time">
            <text:p>20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2M00S" calcext:value-type="time">
            <text:p>20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3M00S" calcext:value-type="time">
            <text:p>20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4M00S" calcext:value-type="time">
            <text:p>20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5M00S" calcext:value-type="time">
            <text:p>20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6M00S" calcext:value-type="time">
            <text:p>20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7M00S" calcext:value-type="time">
            <text:p>20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8M00S" calcext:value-type="time">
            <text:p>20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09M00S" calcext:value-type="time">
            <text:p>20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0M00S" calcext:value-type="time">
            <text:p>20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1M00S" calcext:value-type="time">
            <text:p>20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2M00S" calcext:value-type="time">
            <text:p>20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3M00S" calcext:value-type="time">
            <text:p>20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4M00S" calcext:value-type="time">
            <text:p>20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5M00S" calcext:value-type="time">
            <text:p>20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6M00S" calcext:value-type="time">
            <text:p>20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7M00S" calcext:value-type="time">
            <text:p>20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8M00S" calcext:value-type="time">
            <text:p>20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19M00S" calcext:value-type="time">
            <text:p>20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0M00S" calcext:value-type="time">
            <text:p>20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1M00S" calcext:value-type="time">
            <text:p>20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2M00S" calcext:value-type="time">
            <text:p>20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3M00S" calcext:value-type="time">
            <text:p>20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4M00S" calcext:value-type="time">
            <text:p>20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5M00S" calcext:value-type="time">
            <text:p>20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6M00S" calcext:value-type="time">
            <text:p>20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7M00S" calcext:value-type="time">
            <text:p>20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8M00S" calcext:value-type="time">
            <text:p>20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29M00S" calcext:value-type="time">
            <text:p>20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0M00S" calcext:value-type="time">
            <text:p>20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1M00S" calcext:value-type="time">
            <text:p>20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2M00S" calcext:value-type="time">
            <text:p>20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3M00S" calcext:value-type="time">
            <text:p>20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4M00S" calcext:value-type="time">
            <text:p>20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5M00S" calcext:value-type="time">
            <text:p>20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6M00S" calcext:value-type="time">
            <text:p>20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7M00S" calcext:value-type="time">
            <text:p>20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8M00S" calcext:value-type="time">
            <text:p>20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39M00S" calcext:value-type="time">
            <text:p>20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0M00S" calcext:value-type="time">
            <text:p>20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1M00S" calcext:value-type="time">
            <text:p>20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2M00S" calcext:value-type="time">
            <text:p>20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3M00S" calcext:value-type="time">
            <text:p>20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4M00S" calcext:value-type="time">
            <text:p>20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5M00S" calcext:value-type="time">
            <text:p>20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6M00S" calcext:value-type="time">
            <text:p>20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7M00S" calcext:value-type="time">
            <text:p>20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8M00S" calcext:value-type="time">
            <text:p>20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49M00S" calcext:value-type="time">
            <text:p>20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0M00S" calcext:value-type="time">
            <text:p>20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1M00S" calcext:value-type="time">
            <text:p>20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2M00S" calcext:value-type="time">
            <text:p>20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3M00S" calcext:value-type="time">
            <text:p>20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4M00S" calcext:value-type="time">
            <text:p>20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5M00S" calcext:value-type="time">
            <text:p>20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6M00S" calcext:value-type="time">
            <text:p>20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7M00S" calcext:value-type="time">
            <text:p>20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8M00S" calcext:value-type="time">
            <text:p>20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0H59M00S" calcext:value-type="time">
            <text:p>20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1M00S" calcext:value-type="time">
            <text:p>21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2M00S" calcext:value-type="time">
            <text:p>21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3M00S" calcext:value-type="time">
            <text:p>21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4M00S" calcext:value-type="time">
            <text:p>21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5M00S" calcext:value-type="time">
            <text:p>21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6M00S" calcext:value-type="time">
            <text:p>21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7M00S" calcext:value-type="time">
            <text:p>21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8M00S" calcext:value-type="time">
            <text:p>21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09M00S" calcext:value-type="time">
            <text:p>21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0M00S" calcext:value-type="time">
            <text:p>21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1M00S" calcext:value-type="time">
            <text:p>21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2M00S" calcext:value-type="time">
            <text:p>21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3M00S" calcext:value-type="time">
            <text:p>21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4M00S" calcext:value-type="time">
            <text:p>21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5M00S" calcext:value-type="time">
            <text:p>21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6M00S" calcext:value-type="time">
            <text:p>21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7M00S" calcext:value-type="time">
            <text:p>21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8M00S" calcext:value-type="time">
            <text:p>21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19M00S" calcext:value-type="time">
            <text:p>21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0M00S" calcext:value-type="time">
            <text:p>21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1M00S" calcext:value-type="time">
            <text:p>21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2M00S" calcext:value-type="time">
            <text:p>21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3M00S" calcext:value-type="time">
            <text:p>21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4M00S" calcext:value-type="time">
            <text:p>21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5M00S" calcext:value-type="time">
            <text:p>21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6M00S" calcext:value-type="time">
            <text:p>21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7M00S" calcext:value-type="time">
            <text:p>21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8M00S" calcext:value-type="time">
            <text:p>21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29M00S" calcext:value-type="time">
            <text:p>21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0M00S" calcext:value-type="time">
            <text:p>21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1M00S" calcext:value-type="time">
            <text:p>21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2M00S" calcext:value-type="time">
            <text:p>21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3M00S" calcext:value-type="time">
            <text:p>21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4M00S" calcext:value-type="time">
            <text:p>21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5M00S" calcext:value-type="time">
            <text:p>21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6M00S" calcext:value-type="time">
            <text:p>21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7M00S" calcext:value-type="time">
            <text:p>21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8M00S" calcext:value-type="time">
            <text:p>21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39M00S" calcext:value-type="time">
            <text:p>21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0M00S" calcext:value-type="time">
            <text:p>21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1M00S" calcext:value-type="time">
            <text:p>21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2M00S" calcext:value-type="time">
            <text:p>21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3M00S" calcext:value-type="time">
            <text:p>21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4M00S" calcext:value-type="time">
            <text:p>21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5M00S" calcext:value-type="time">
            <text:p>21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6M00S" calcext:value-type="time">
            <text:p>21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7M00S" calcext:value-type="time">
            <text:p>21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8M00S" calcext:value-type="time">
            <text:p>21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49M00S" calcext:value-type="time">
            <text:p>21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0M00S" calcext:value-type="time">
            <text:p>21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1M00S" calcext:value-type="time">
            <text:p>21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2M00S" calcext:value-type="time">
            <text:p>21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3M00S" calcext:value-type="time">
            <text:p>21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4M00S" calcext:value-type="time">
            <text:p>21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5M00S" calcext:value-type="time">
            <text:p>21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6M00S" calcext:value-type="time">
            <text:p>21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7M00S" calcext:value-type="time">
            <text:p>21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8M00S" calcext:value-type="time">
            <text:p>21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1H59M00S" calcext:value-type="time">
            <text:p>21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1M00S" calcext:value-type="time">
            <text:p>22:0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2M00S" calcext:value-type="time">
            <text:p>22:0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3M00S" calcext:value-type="time">
            <text:p>22:0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4M00S" calcext:value-type="time">
            <text:p>22:0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5M00S" calcext:value-type="time">
            <text:p>22:0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6M00S" calcext:value-type="time">
            <text:p>22:0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7M00S" calcext:value-type="time">
            <text:p>22:0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8M00S" calcext:value-type="time">
            <text:p>22:0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09M00S" calcext:value-type="time">
            <text:p>22:0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0M00S" calcext:value-type="time">
            <text:p>22:1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1M00S" calcext:value-type="time">
            <text:p>22:1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2M00S" calcext:value-type="time">
            <text:p>22:1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3M00S" calcext:value-type="time">
            <text:p>22:1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4M00S" calcext:value-type="time">
            <text:p>22:1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5M00S" calcext:value-type="time">
            <text:p>22:1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6M00S" calcext:value-type="time">
            <text:p>22:1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7M00S" calcext:value-type="time">
            <text:p>22:1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8M00S" calcext:value-type="time">
            <text:p>22:1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19M00S" calcext:value-type="time">
            <text:p>22:1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0M00S" calcext:value-type="time">
            <text:p>22:2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1M00S" calcext:value-type="time">
            <text:p>22:2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2M00S" calcext:value-type="time">
            <text:p>22:2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3M00S" calcext:value-type="time">
            <text:p>22:2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4M00S" calcext:value-type="time">
            <text:p>22:2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5M00S" calcext:value-type="time">
            <text:p>22:2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6M00S" calcext:value-type="time">
            <text:p>22:2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7M00S" calcext:value-type="time">
            <text:p>22:2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8M00S" calcext:value-type="time">
            <text:p>22:2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29M00S" calcext:value-type="time">
            <text:p>22:2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0M00S" calcext:value-type="time">
            <text:p>22:3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1M00S" calcext:value-type="time">
            <text:p>22:3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2M00S" calcext:value-type="time">
            <text:p>22:3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3M00S" calcext:value-type="time">
            <text:p>22:3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4M00S" calcext:value-type="time">
            <text:p>22:3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5M00S" calcext:value-type="time">
            <text:p>22:3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6M00S" calcext:value-type="time">
            <text:p>22:3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7M00S" calcext:value-type="time">
            <text:p>22:3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8M00S" calcext:value-type="time">
            <text:p>22:3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39M00S" calcext:value-type="time">
            <text:p>22:3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0M00S" calcext:value-type="time">
            <text:p>22:4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1M00S" calcext:value-type="time">
            <text:p>22:4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2M00S" calcext:value-type="time">
            <text:p>22:4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3M00S" calcext:value-type="time">
            <text:p>22:4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4M00S" calcext:value-type="time">
            <text:p>22:4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5M00S" calcext:value-type="time">
            <text:p>22:4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6M00S" calcext:value-type="time">
            <text:p>22:4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7M00S" calcext:value-type="time">
            <text:p>22:4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8M00S" calcext:value-type="time">
            <text:p>22:4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49M00S" calcext:value-type="time">
            <text:p>22:4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0M00S" calcext:value-type="time">
            <text:p>22:5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1M00S" calcext:value-type="time">
            <text:p>22:51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2M00S" calcext:value-type="time">
            <text:p>22:52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3M00S" calcext:value-type="time">
            <text:p>22:53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4M00S" calcext:value-type="time">
            <text:p>22:54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5M00S" calcext:value-type="time">
            <text:p>22:55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6M00S" calcext:value-type="time">
            <text:p>22:56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7M00S" calcext:value-type="time">
            <text:p>22:57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8M00S" calcext:value-type="time">
            <text:p>22:58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2H59M00S" calcext:value-type="time">
            <text:p>22:59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 style:data-style-name="N2" text:time-value="22:54:48.8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1T00:14:38.876000000</dc:date>
    <meta:editing-duration>PT1H4M59S</meta:editing-duration>
    <meta:editing-cycles>10</meta:editing-cycles>
    <meta:generator>LibreOffice/6.4.4.2$Windows_X86_64 LibreOffice_project/3d775be2011f3886db32dfd395a6a6d1ca2630ff</meta:generator>
    <meta:document-statistic meta:table-count="2" meta:cell-count="2406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87cm" svg:height="12.711cm" xlink:href=".." xlink:type="simple" chart:class="chart:line" chart:style-name="ch1">
        <chart:title svg:x="11.14cm" svg:y="0.39cm" chart:style-name="ch2">
          <text:p>Luminosity HAJ 16.12.2020</text:p>
        </chart:title>
        <chart:legend chart:legend-position="end" svg:x="24.092cm" svg:y="6.056cm" style:legend-expansion="high" chart:style-name="ch3"/>
        <chart:plot-area chart:style-name="ch4" table:cell-range-address="'2020-12-16_LUXDAT00'.A1:'2020-12-16_LUXDAT00'.B1203" chart:data-source-has-labels="both" svg:x="1.568cm" svg:y="1.423cm" svg:width="21.967cm" svg:height="11.034cm">
          <chartooo:coordinate-region svg:x="2.612cm" svg:y="1.423cm" svg:width="20.923cm" svg:height="9.369cm"/>
          <chart:axis chart:dimension="x" chart:name="primary-x" chart:style-name="ch5" chartooo:axis-type="auto">
            <chartooo:date-scale/>
            <chart:categories table:cell-range-address="'2020-12-16_LUXDAT00'.A2:'2020-12-16_LUXDAT00'.A1203"/>
          </chart:axis>
          <chart:axis chart:dimension="y" chart:name="primary-y" chart:style-name="ch6">
            <chart:title svg:x="0.451cm" svg:y="7.288cm" chart:style-name="ch7">
              <text:p>[lux]</text:p>
            </chart:title>
            <chart:grid chart:style-name="ch8" chart:class="major"/>
          </chart:axis>
          <chart:series chart:style-name="ch9" chart:values-cell-range-address="'2020-12-16_LUXDAT00'.B2:'2020-12-16_LUXDAT00'.B1203" chart:label-cell-address="'2020-12-16_LUXDAT00'.B1:'2020-12-16_LUXDAT00'.B1" chart:class="chart:line">
            <chart:data-point chart:repeated="12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minosity [lux]</text:p>
                <draw:g>
                  <svg:desc>'2020-12-16_LUXDAT00'.B1:'2020-12-16_LUXDAT00'.B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.125</text:p>
                <draw:g>
                  <svg:desc>'2020-12-16_LUXDAT00'.A2:'2020-12-16_LUXDAT00'.A1203</svg:desc>
                </draw:g>
              </table:table-cell>
              <table:table-cell office:value-type="float" office:value="0">
                <text:p>0</text:p>
                <draw:g>
                  <svg:desc>'2020-12-16_LUXDAT00'.B2:'2020-12-16_LUXDAT00'.B1203</svg:desc>
                </draw:g>
              </table:table-cell>
            </table:table-row>
            <table:table-row>
              <table:table-cell office:value-type="float" office:value="0.125694444444444">
                <text:p>0.12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6388888888889">
                <text:p>0.1263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7083333333333">
                <text:p>0.12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7777777777778">
                <text:p>0.12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8472222222222">
                <text:p>0.128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9166666666667">
                <text:p>0.12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9861111111111">
                <text:p>0.129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0555555555556">
                <text:p>0.130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125">
                <text:p>0.1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2638888888889">
                <text:p>0.13263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4027777777778">
                <text:p>0.13402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4722222222222">
                <text:p>0.1347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6111111111111">
                <text:p>0.13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6805555555555">
                <text:p>0.13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194444444444">
                <text:p>0.13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9583333333333">
                <text:p>0.139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0277777777778">
                <text:p>0.1402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0972222222222">
                <text:p>0.140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1666666666667">
                <text:p>0.1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2361111111111">
                <text:p>0.142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055555555555">
                <text:p>0.14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75">
                <text:p>0.1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4444444444444">
                <text:p>0.1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138888888889">
                <text:p>0.14513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6527777777778">
                <text:p>0.14652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7222222222222">
                <text:p>0.147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7916666666667">
                <text:p>0.1479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8611111111111">
                <text:p>0.148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9305555555555">
                <text:p>0.149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0694444444444">
                <text:p>0.15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1388888888889">
                <text:p>0.1513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083333333333">
                <text:p>0.15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3472222222222">
                <text:p>0.153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4166666666666">
                <text:p>0.15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4861111111111">
                <text:p>0.154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5555555555555">
                <text:p>0.15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6944444444444">
                <text:p>0.15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7638888888889">
                <text:p>0.15763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8333333333333">
                <text:p>0.1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9027777777778">
                <text:p>0.15902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0416666666666">
                <text:p>0.160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1111111111111">
                <text:p>0.16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1805555555555">
                <text:p>0.16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25">
                <text:p>0.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3194444444444">
                <text:p>0.16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3888888888889">
                <text:p>0.1638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4583333333333">
                <text:p>0.164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277777777778">
                <text:p>0.1652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972222222222">
                <text:p>0.165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6666666666666">
                <text:p>0.16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7361111111111">
                <text:p>0.167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8055555555555">
                <text:p>0.168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875">
                <text:p>0.1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9444444444444">
                <text:p>0.16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0138888888889">
                <text:p>0.17013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0833333333333">
                <text:p>0.17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1527777777777">
                <text:p>0.171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2222222222222">
                <text:p>0.17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2916666666666">
                <text:p>0.172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4305555555555">
                <text:p>0.17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694444444444">
                <text:p>0.17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6388888888889">
                <text:p>0.1763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777777777777">
                <text:p>0.17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8472222222222">
                <text:p>0.178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9166666666666">
                <text:p>0.17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9861111111111">
                <text:p>0.179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0555555555555">
                <text:p>0.18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125">
                <text:p>0.1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1944444444444">
                <text:p>0.18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2638888888889">
                <text:p>0.18263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027777777777">
                <text:p>0.184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722222222222">
                <text:p>0.1847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5416666666666">
                <text:p>0.18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6111111111111">
                <text:p>0.18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6805555555555">
                <text:p>0.18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8194444444444">
                <text:p>0.18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8888888888888">
                <text:p>0.18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9583333333333">
                <text:p>0.189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0277777777777">
                <text:p>0.190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0972222222222">
                <text:p>0.190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1666666666666">
                <text:p>0.19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2361111111111">
                <text:p>0.192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3055555555555">
                <text:p>0.19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375">
                <text:p>0.1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138888888888">
                <text:p>0.195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833333333333">
                <text:p>0.1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6527777777777">
                <text:p>0.196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7222222222222">
                <text:p>0.197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7916666666666">
                <text:p>0.197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8611111111111">
                <text:p>0.198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9305555555555">
                <text:p>0.199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0694444444444">
                <text:p>0.20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1388888888888">
                <text:p>0.201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2083333333333">
                <text:p>0.20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2777777777777">
                <text:p>0.202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3472222222222">
                <text:p>0.203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4166666666666">
                <text:p>0.20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4861111111111">
                <text:p>0.204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555555555555">
                <text:p>0.20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6249999999999">
                <text:p>0.2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6944444444444">
                <text:p>0.20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7638888888888">
                <text:p>0.207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9027777777777">
                <text:p>0.209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9722222222222">
                <text:p>0.2097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0416666666666">
                <text:p>0.210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1111111111111">
                <text:p>0.2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1805555555555">
                <text:p>0.21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2499999999999">
                <text:p>0.21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3194444444444">
                <text:p>0.21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3888888888888">
                <text:p>0.213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4583333333333">
                <text:p>0.214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277777777777">
                <text:p>0.215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972222222222">
                <text:p>0.215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6666666666666">
                <text:p>0.21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736111111111">
                <text:p>0.217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8055555555555">
                <text:p>0.218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8749999999999">
                <text:p>0.218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9444444444444">
                <text:p>0.21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0138888888888">
                <text:p>0.220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0833333333333">
                <text:p>0.22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1527777777777">
                <text:p>0.221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2916666666666">
                <text:p>0.222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361111111111">
                <text:p>0.22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4305555555555">
                <text:p>0.22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4999999999999">
                <text:p>0.22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694444444444">
                <text:p>0.22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6388888888888">
                <text:p>0.226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7083333333333">
                <text:p>0.22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7777777777777">
                <text:p>0.22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8472222222222">
                <text:p>0.228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9166666666666">
                <text:p>0.22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986111111111">
                <text:p>0.22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0555555555555">
                <text:p>0.23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1249999999999">
                <text:p>0.23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1944444444444">
                <text:p>0.23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2638888888888">
                <text:p>0.232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4027777777777">
                <text:p>0.234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4722222222221">
                <text:p>0.234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5416666666666">
                <text:p>0.23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611111111111">
                <text:p>0.23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6805555555555">
                <text:p>0.23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7499999999999">
                <text:p>0.2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8194444444444">
                <text:p>0.23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8888888888888">
                <text:p>0.23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0277777777777">
                <text:p>0.240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0972222222221">
                <text:p>0.240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1666666666666">
                <text:p>0.24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236111111111">
                <text:p>0.242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3055555555555">
                <text:p>0.24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3749999999999">
                <text:p>0.24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4444444444444">
                <text:p>0.2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138888888888">
                <text:p>0.245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833333333333">
                <text:p>0.24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6527777777777">
                <text:p>0.246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7222222222221">
                <text:p>0.24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7916666666666">
                <text:p>0.247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861111111111">
                <text:p>0.24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9305555555555">
                <text:p>0.249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9999999999999">
                <text:p>0.2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0694444444444">
                <text:p>0.25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1388888888888">
                <text:p>0.251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2083333333333">
                <text:p>0.25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2777777777777">
                <text:p>0.252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3472222222221">
                <text:p>0.253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4166666666666">
                <text:p>0.25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486111111111">
                <text:p>0.254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5555555555555">
                <text:p>0.25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6249999999999">
                <text:p>0.25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7638888888888">
                <text:p>0.257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8333333333332">
                <text:p>0.258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9027777777777">
                <text:p>0.259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9722222222221">
                <text:p>0.259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0416666666666">
                <text:p>0.260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111111111111">
                <text:p>0.2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1805555555555">
                <text:p>0.26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2499999999999">
                <text:p>0.26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3194444444444">
                <text:p>0.26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3888888888888">
                <text:p>0.263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4583333333332">
                <text:p>0.26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277777777777">
                <text:p>0.265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972222222221">
                <text:p>0.265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6666666666666">
                <text:p>0.26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736111111111">
                <text:p>0.267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8055555555555">
                <text:p>0.268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8749999999999">
                <text:p>0.268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9444444444443">
                <text:p>0.269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0138888888888">
                <text:p>0.270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0833333333332">
                <text:p>0.270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1527777777777">
                <text:p>0.271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2222222222221">
                <text:p>0.272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2916666666666">
                <text:p>0.272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361111111111">
                <text:p>0.27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4305555555555">
                <text:p>0.27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4999999999999">
                <text:p>0.27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5694444444443">
                <text:p>0.275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6388888888888">
                <text:p>0.276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7083333333332">
                <text:p>0.27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7777777777777">
                <text:p>0.27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8472222222221">
                <text:p>0.278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9166666666666">
                <text:p>0.27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986111111111">
                <text:p>0.27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0555555555555">
                <text:p>0.28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1249999999999">
                <text:p>0.28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1944444444443">
                <text:p>0.281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2638888888888">
                <text:p>0.282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3333333333332">
                <text:p>0.28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4027777777777">
                <text:p>0.284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4722222222221">
                <text:p>0.284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5416666666666">
                <text:p>0.28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611111111111">
                <text:p>0.28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6805555555555">
                <text:p>0.28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7499999999999">
                <text:p>0.28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8194444444443">
                <text:p>0.288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8888888888888">
                <text:p>0.28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9583333333332">
                <text:p>0.289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0277777777777">
                <text:p>0.290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0972222222221">
                <text:p>0.290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1666666666666">
                <text:p>0.29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236111111111">
                <text:p>0.292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3055555555555">
                <text:p>0.29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3749999999999">
                <text:p>0.29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4444444444443">
                <text:p>0.294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138888888888">
                <text:p>0.295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833333333332">
                <text:p>0.295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6527777777777">
                <text:p>0.296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7222222222221">
                <text:p>0.29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7916666666666">
                <text:p>0.297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861111111111">
                <text:p>0.29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9305555555554">
                <text:p>0.299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9999999999999">
                <text:p>0.2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0694444444443">
                <text:p>0.300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1388888888888">
                <text:p>0.301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2083333333332">
                <text:p>0.30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2777777777777">
                <text:p>0.302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3472222222221">
                <text:p>0.303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4166666666665">
                <text:p>0.3041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486111111111">
                <text:p>0.304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5555555555554">
                <text:p>0.305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6249999999999">
                <text:p>0.3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6944444444443">
                <text:p>0.306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7638888888888">
                <text:p>0.307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8333333333332">
                <text:p>0.308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9027777777777">
                <text:p>0.309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9722222222221">
                <text:p>0.309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0416666666665">
                <text:p>0.310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111111111111">
                <text:p>0.3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1805555555554">
                <text:p>0.311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2499999999999">
                <text:p>0.31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3194444444443">
                <text:p>0.313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3888888888888">
                <text:p>0.313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4583333333332">
                <text:p>0.31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277777777777">
                <text:p>0.315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972222222221">
                <text:p>0.315972222222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6666666666665">
                <text:p>0.316666666666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736111111111">
                <text:p>0.31736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8055555555554">
                <text:p>0.318055555555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8749999999999">
                <text:p>0.318749999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9444444444443">
                <text:p>0.319444444444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0138888888888">
                <text:p>0.320138888888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0833333333332">
                <text:p>0.320833333333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1527777777777">
                <text:p>0.321527777777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2222222222221">
                <text:p>0.322222222222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2916666666665">
                <text:p>0.322916666666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361111111111">
                <text:p>0.32361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4305555555554">
                <text:p>0.324305555555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4999999999999">
                <text:p>0.324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25694444444443">
                <text:p>0.325694444444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26388888888888">
                <text:p>0.326388888888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27083333333332">
                <text:p>0.327083333333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27777777777776">
                <text:p>0.327777777777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28472222222221">
                <text:p>0.32847222222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29166666666665">
                <text:p>0.329166666666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2986111111111">
                <text:p>0.32986111111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330555555555554">
                <text:p>0.330555555555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331249999999999">
                <text:p>0.331249999999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31944444444443">
                <text:p>0.3319444444444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332638888888887">
                <text:p>0.3326388888888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333333333333332">
                <text:p>0.3333333333333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334027777777776">
                <text:p>0.3340277777777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34722222222221">
                <text:p>0.334722222222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335416666666665">
                <text:p>0.3354166666666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33611111111111">
                <text:p>0.336111111111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336805555555554">
                <text:p>0.336805555555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337499999999999">
                <text:p>0.3374999999999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338194444444443">
                <text:p>0.3381944444444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338888888888887">
                <text:p>0.3388888888888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339583333333332">
                <text:p>0.33958333333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340277777777776">
                <text:p>0.3402777777777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340972222222221">
                <text:p>0.3409722222222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341666666666665">
                <text:p>0.3416666666666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34236111111111">
                <text:p>0.34236111111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343055555555554">
                <text:p>0.3430555555555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.343749999999999">
                <text:p>0.3437499999999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344444444444443">
                <text:p>0.3444444444444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0.345138888888887">
                <text:p>0.3451388888888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345833333333332">
                <text:p>0.3458333333333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0.346527777777776">
                <text:p>0.3465277777777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0.347222222222221">
                <text:p>0.3472222222222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347916666666665">
                <text:p>0.3479166666666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0.34861111111111">
                <text:p>0.348611111111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0.349305555555554">
                <text:p>0.3493055555555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0.349999999999999">
                <text:p>0.3499999999999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0.350694444444443">
                <text:p>0.3506944444444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0.351388888888887">
                <text:p>0.3513888888888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0.352083333333332">
                <text:p>0.352083333333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52777777777776">
                <text:p>0.35277777777777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0.353472222222221">
                <text:p>0.35347222222222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0.354166666666665">
                <text:p>0.35416666666666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0.35486111111111">
                <text:p>0.354861111111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0.355555555555554">
                <text:p>0.35555555555555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0.356249999999998">
                <text:p>0.35624999999999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0.356944444444443">
                <text:p>0.35694444444444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0.357638888888887">
                <text:p>0.35763888888888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0.358333333333332">
                <text:p>0.35833333333333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0.359027777777776">
                <text:p>0.35902777777777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0.359722222222221">
                <text:p>0.3597222222222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0.360416666666665">
                <text:p>0.36041666666666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36111111111111">
                <text:p>0.3611111111111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0.361805555555554">
                <text:p>0.36180555555555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362499999999998">
                <text:p>0.36249999999999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363194444444443">
                <text:p>0.36319444444444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0.363888888888887">
                <text:p>0.36388888888888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364583333333332">
                <text:p>0.36458333333333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0.365277777777776">
                <text:p>0.3652777777777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0.365972222222221">
                <text:p>0.3659722222222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0.366666666666665">
                <text:p>0.36666666666666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0.36736111111111">
                <text:p>0.367361111111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0.368055555555554">
                <text:p>0.36805555555555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0.368749999999998">
                <text:p>0.36874999999999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0.369444444444443">
                <text:p>0.36944444444444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0.370138888888887">
                <text:p>0.37013888888888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0.370833333333332">
                <text:p>0.37083333333333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0.371527777777776">
                <text:p>0.37152777777777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0.372222222222221">
                <text:p>0.37222222222222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0.372916666666665">
                <text:p>0.37291666666666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0.373611111111109">
                <text:p>0.37361111111110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0.374305555555554">
                <text:p>0.374305555555554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0.374999999999998">
                <text:p>0.3749999999999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0.375694444444443">
                <text:p>0.37569444444444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0.376388888888887">
                <text:p>0.37638888888888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0.377083333333332">
                <text:p>0.37708333333333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0.377777777777776">
                <text:p>0.37777777777777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0.378472222222221">
                <text:p>0.378472222222221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0.379166666666665">
                <text:p>0.37916666666666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0.379861111111109">
                <text:p>0.37986111111110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0.380555555555554">
                <text:p>0.38055555555555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0.381249999999998">
                <text:p>0.38124999999999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0.381944444444443">
                <text:p>0.38194444444444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0.382638888888887">
                <text:p>0.38263888888888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0.383333333333332">
                <text:p>0.38333333333333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0.384027777777776">
                <text:p>0.38402777777777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0.384722222222221">
                <text:p>0.38472222222222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0.385416666666665">
                <text:p>0.38541666666666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0.386111111111109">
                <text:p>0.38611111111110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0.386805555555554">
                <text:p>0.38680555555555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0.387499999999998">
                <text:p>0.38749999999999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0.388194444444443">
                <text:p>0.38819444444444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0.388888888888887">
                <text:p>0.38888888888888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0.389583333333332">
                <text:p>0.3895833333333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0.390277777777776">
                <text:p>0.39027777777777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0.39097222222222">
                <text:p>0.3909722222222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0.391666666666665">
                <text:p>0.39166666666666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0.392361111111109">
                <text:p>0.39236111111110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0.393055555555554">
                <text:p>0.39305555555555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0.393749999999998">
                <text:p>0.39374999999999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0.394444444444443">
                <text:p>0.39444444444444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0.395138888888887">
                <text:p>0.39513888888888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0.395833333333332">
                <text:p>0.39583333333333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0.396527777777776">
                <text:p>0.39652777777777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0.39722222222222">
                <text:p>0.3972222222222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0.397916666666665">
                <text:p>0.39791666666666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0.398611111111109">
                <text:p>0.39861111111110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0.399305555555554">
                <text:p>0.39930555555555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0.399999999999998">
                <text:p>0.399999999999998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0.400694444444443">
                <text:p>0.40069444444444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0.401388888888887">
                <text:p>0.40138888888888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0.402083333333332">
                <text:p>0.40208333333333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0.402777777777776">
                <text:p>0.40277777777777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0.40347222222222">
                <text:p>0.4034722222222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0.404166666666665">
                <text:p>0.40416666666666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0.404861111111109">
                <text:p>0.40486111111110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0.405555555555554">
                <text:p>0.40555555555555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0.406249999999998">
                <text:p>0.40624999999999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0.406944444444443">
                <text:p>0.40694444444444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0.407638888888887">
                <text:p>0.407638888888887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0.408333333333331">
                <text:p>0.408333333333331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0.409027777777776">
                <text:p>0.409027777777776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0.40972222222222">
                <text:p>0.4097222222222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0.410416666666665">
                <text:p>0.410416666666665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0.411111111111109">
                <text:p>0.411111111111109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0.411805555555554">
                <text:p>0.41180555555555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0.412499999999998">
                <text:p>0.412499999999998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0.413194444444443">
                <text:p>0.413194444444443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0.413888888888887">
                <text:p>0.41388888888888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0.414583333333331">
                <text:p>0.41458333333333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float" office:value="0.415277777777776">
                <text:p>0.415277777777776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0.41597222222222">
                <text:p>0.41597222222222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float" office:value="0.416666666666665">
                <text:p>0.416666666666665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float" office:value="0.417361111111109">
                <text:p>0.417361111111109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0.418055555555554">
                <text:p>0.41805555555555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0.418749999999998">
                <text:p>0.41874999999999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0.419444444444443">
                <text:p>0.419444444444443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float" office:value="0.420138888888887">
                <text:p>0.420138888888887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0.420833333333331">
                <text:p>0.420833333333331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0.421527777777776">
                <text:p>0.421527777777776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0.42222222222222">
                <text:p>0.42222222222222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0.422916666666665">
                <text:p>0.422916666666665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float" office:value="0.423611111111109">
                <text:p>0.423611111111109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0.424305555555554">
                <text:p>0.424305555555554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0.424999999999998">
                <text:p>0.424999999999998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0.425694444444443">
                <text:p>0.425694444444443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0.426388888888887">
                <text:p>0.426388888888887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0.427083333333331">
                <text:p>0.427083333333331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0.427777777777776">
                <text:p>0.42777777777777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0.42847222222222">
                <text:p>0.4284722222222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0.429166666666665">
                <text:p>0.429166666666665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0.429861111111109">
                <text:p>0.42986111111110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0.430555555555554">
                <text:p>0.430555555555554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float" office:value="0.431249999999998">
                <text:p>0.431249999999998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0.431944444444442">
                <text:p>0.431944444444442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float" office:value="0.432638888888887">
                <text:p>0.432638888888887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0.433333333333331">
                <text:p>0.433333333333331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0.434027777777776">
                <text:p>0.434027777777776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0.43472222222222">
                <text:p>0.4347222222222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0.435416666666665">
                <text:p>0.435416666666665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float" office:value="0.436111111111109">
                <text:p>0.436111111111109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0.436805555555554">
                <text:p>0.436805555555554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float" office:value="0.437499999999998">
                <text:p>0.437499999999998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0.438194444444442">
                <text:p>0.438194444444442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float" office:value="0.438888888888887">
                <text:p>0.43888888888888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float" office:value="0.439583333333331">
                <text:p>0.43958333333333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0.440277777777776">
                <text:p>0.440277777777776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float" office:value="0.44097222222222">
                <text:p>0.4409722222222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441666666666665">
                <text:p>0.441666666666665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0.442361111111109">
                <text:p>0.44236111111110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0.443055555555554">
                <text:p>0.443055555555554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float" office:value="0.443749999999998">
                <text:p>0.443749999999998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float" office:value="0.444444444444442">
                <text:p>0.444444444444442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0.445138888888887">
                <text:p>0.445138888888887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0.445833333333331">
                <text:p>0.445833333333331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446527777777776">
                <text:p>0.446527777777776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float" office:value="0.44722222222222">
                <text:p>0.4472222222222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0.447916666666665">
                <text:p>0.447916666666665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float" office:value="0.448611111111109">
                <text:p>0.448611111111109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0.449305555555553">
                <text:p>0.449305555555553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0.449999999999998">
                <text:p>0.449999999999998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0.450694444444442">
                <text:p>0.450694444444442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float" office:value="0.451388888888887">
                <text:p>0.45138888888888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0.452083333333331">
                <text:p>0.45208333333333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float" office:value="0.452777777777776">
                <text:p>0.452777777777776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float" office:value="0.45347222222222">
                <text:p>0.45347222222222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float" office:value="0.454166666666665">
                <text:p>0.454166666666665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float" office:value="0.454861111111109">
                <text:p>0.45486111111110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0.455555555555553">
                <text:p>0.45555555555555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float" office:value="0.456249999999998">
                <text:p>0.456249999999998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0.456944444444442">
                <text:p>0.456944444444442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0.457638888888887">
                <text:p>0.457638888888887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float" office:value="0.458333333333331">
                <text:p>0.458333333333331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0.459027777777776">
                <text:p>0.45902777777777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0.45972222222222">
                <text:p>0.4597222222222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460416666666665">
                <text:p>0.46041666666666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0.461111111111109">
                <text:p>0.46111111111110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0.461805555555553">
                <text:p>0.46180555555555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float" office:value="0.462499999999998">
                <text:p>0.462499999999998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float" office:value="0.463194444444442">
                <text:p>0.463194444444442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0.463888888888887">
                <text:p>0.46388888888888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0.464583333333331">
                <text:p>0.464583333333331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float" office:value="0.465277777777776">
                <text:p>0.46527777777777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0.46597222222222">
                <text:p>0.4659722222222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0.466666666666664">
                <text:p>0.46666666666666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0.467361111111109">
                <text:p>0.46736111111110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0.468055555555553">
                <text:p>0.46805555555555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0.468749999999998">
                <text:p>0.468749999999998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float" office:value="0.469444444444442">
                <text:p>0.469444444444442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0.470138888888887">
                <text:p>0.47013888888888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0.470833333333331">
                <text:p>0.47083333333333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0.471527777777776">
                <text:p>0.471527777777776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0.47222222222222">
                <text:p>0.4722222222222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float" office:value="0.472916666666664">
                <text:p>0.4729166666666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float" office:value="0.473611111111109">
                <text:p>0.473611111111109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0.474305555555553">
                <text:p>0.474305555555553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0.474999999999998">
                <text:p>0.474999999999998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float" office:value="0.475694444444442">
                <text:p>0.47569444444444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0.476388888888887">
                <text:p>0.476388888888887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0.477083333333331">
                <text:p>0.47708333333333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0.477777777777775">
                <text:p>0.477777777777775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0.47847222222222">
                <text:p>0.47847222222222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0.479166666666664">
                <text:p>0.479166666666664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0.479861111111109">
                <text:p>0.47986111111110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0.480555555555553">
                <text:p>0.480555555555553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0.481249999999998">
                <text:p>0.481249999999998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0.481944444444442">
                <text:p>0.48194444444444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0.482638888888887">
                <text:p>0.482638888888887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0.483333333333331">
                <text:p>0.483333333333331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0.484027777777775">
                <text:p>0.484027777777775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0.48472222222222">
                <text:p>0.4847222222222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485416666666664">
                <text:p>0.48541666666666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486111111111109">
                <text:p>0.48611111111110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486805555555553">
                <text:p>0.486805555555553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0.487499999999998">
                <text:p>0.48749999999999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488194444444442">
                <text:p>0.488194444444442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float" office:value="0.488888888888887">
                <text:p>0.488888888888887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0.489583333333331">
                <text:p>0.489583333333331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0.490277777777775">
                <text:p>0.490277777777775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0.49097222222222">
                <text:p>0.49097222222222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0.491666666666664">
                <text:p>0.491666666666664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0.492361111111109">
                <text:p>0.49236111111110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0.493055555555553">
                <text:p>0.493055555555553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0.493749999999998">
                <text:p>0.49374999999999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0.494444444444442">
                <text:p>0.49444444444444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0.495138888888887">
                <text:p>0.49513888888888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0.495833333333331">
                <text:p>0.495833333333331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0.496527777777775">
                <text:p>0.496527777777775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0.49722222222222">
                <text:p>0.49722222222222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float" office:value="0.497916666666664">
                <text:p>0.497916666666664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0.498611111111109">
                <text:p>0.498611111111109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0.499305555555553">
                <text:p>0.49930555555555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0.499999999999998">
                <text:p>0.499999999999998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0.500694444444442">
                <text:p>0.500694444444442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float" office:value="0.501388888888886">
                <text:p>0.501388888888886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0.502083333333331">
                <text:p>0.50208333333333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0.502777777777775">
                <text:p>0.502777777777775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float" office:value="0.50347222222222">
                <text:p>0.5034722222222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0.504166666666664">
                <text:p>0.50416666666666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0.504861111111109">
                <text:p>0.50486111111110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0.505555555555553">
                <text:p>0.50555555555555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0.506249999999998">
                <text:p>0.506249999999998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0.506944444444442">
                <text:p>0.50694444444444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float" office:value="0.507638888888886">
                <text:p>0.507638888888886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0.508333333333331">
                <text:p>0.50833333333333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0.509027777777775">
                <text:p>0.50902777777777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0.50972222222222">
                <text:p>0.50972222222222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0.510416666666664">
                <text:p>0.510416666666664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0.511111111111109">
                <text:p>0.511111111111109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0.511805555555553">
                <text:p>0.51180555555555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0.512499999999998">
                <text:p>0.512499999999998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513194444444442">
                <text:p>0.513194444444442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0.513888888888886">
                <text:p>0.513888888888886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0.514583333333331">
                <text:p>0.514583333333331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0.515277777777775">
                <text:p>0.51527777777777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0.51597222222222">
                <text:p>0.5159722222222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0.516666666666664">
                <text:p>0.51666666666666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0.517361111111109">
                <text:p>0.517361111111109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0.518055555555553">
                <text:p>0.518055555555553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0.518749999999997">
                <text:p>0.518749999999997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0.519444444444442">
                <text:p>0.519444444444442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0.520138888888886">
                <text:p>0.520138888888886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520833333333331">
                <text:p>0.520833333333331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0.521527777777775">
                <text:p>0.521527777777775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float" office:value="0.52222222222222">
                <text:p>0.5222222222222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0.522916666666664">
                <text:p>0.522916666666664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0.523611111111109">
                <text:p>0.523611111111109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0.524305555555553">
                <text:p>0.524305555555553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0.524999999999997">
                <text:p>0.524999999999997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float" office:value="0.525694444444442">
                <text:p>0.52569444444444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0.526388888888886">
                <text:p>0.526388888888886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0.527083333333331">
                <text:p>0.52708333333333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0.527777777777775">
                <text:p>0.527777777777775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0.52847222222222">
                <text:p>0.52847222222222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0.529166666666664">
                <text:p>0.52916666666666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0.529861111111108">
                <text:p>0.52986111111110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float" office:value="0.530555555555553">
                <text:p>0.530555555555553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0.531249999999997">
                <text:p>0.53124999999999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0.531944444444442">
                <text:p>0.53194444444444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0.532638888888886">
                <text:p>0.53263888888888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0.533333333333331">
                <text:p>0.53333333333333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0.534027777777775">
                <text:p>0.53402777777777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0.53472222222222">
                <text:p>0.5347222222222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0.535416666666664">
                <text:p>0.53541666666666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0.536111111111109">
                <text:p>0.53611111111110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0.536805555555553">
                <text:p>0.53680555555555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0.537499999999997">
                <text:p>0.53749999999999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0.538194444444442">
                <text:p>0.53819444444444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0.538888888888886">
                <text:p>0.53888888888888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0.539583333333331">
                <text:p>0.53958333333333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0.540277777777775">
                <text:p>0.54027777777777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0.54097222222222">
                <text:p>0.5409722222222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0.541666666666664">
                <text:p>0.5416666666666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0.542361111111108">
                <text:p>0.54236111111110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float" office:value="0.543055555555553">
                <text:p>0.54305555555555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float" office:value="0.543749999999997">
                <text:p>0.543749999999997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544444444444442">
                <text:p>0.54444444444444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545138888888886">
                <text:p>0.54513888888888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545833333333331">
                <text:p>0.54583333333333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546527777777775">
                <text:p>0.546527777777775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54722222222222">
                <text:p>0.5472222222222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547916666666664">
                <text:p>0.54791666666666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548611111111108">
                <text:p>0.548611111111108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0.549305555555553">
                <text:p>0.54930555555555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549999999999997">
                <text:p>0.54999999999999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550694444444442">
                <text:p>0.55069444444444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0.551388888888886">
                <text:p>0.55138888888888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0.552083333333331">
                <text:p>0.55208333333333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0.552777777777775">
                <text:p>0.552777777777775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0.55347222222222">
                <text:p>0.55347222222222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554166666666664">
                <text:p>0.554166666666664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float" office:value="0.554861111111108">
                <text:p>0.554861111111108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0.555555555555553">
                <text:p>0.55555555555555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556249999999997">
                <text:p>0.55624999999999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556944444444442">
                <text:p>0.55694444444444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557638888888886">
                <text:p>0.55763888888888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558333333333331">
                <text:p>0.558333333333331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0.559027777777775">
                <text:p>0.559027777777775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0.559722222222219">
                <text:p>0.55972222222221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0.560416666666664">
                <text:p>0.560416666666664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0.561111111111108">
                <text:p>0.561111111111108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0.561805555555553">
                <text:p>0.56180555555555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0.562499999999997">
                <text:p>0.56249999999999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0.563194444444442">
                <text:p>0.563194444444442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0.563888888888886">
                <text:p>0.56388888888888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0.564583333333331">
                <text:p>0.564583333333331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0.565277777777775">
                <text:p>0.565277777777775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0.565972222222219">
                <text:p>0.565972222222219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0.566666666666664">
                <text:p>0.566666666666664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0.567361111111108">
                <text:p>0.56736111111110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0.568055555555553">
                <text:p>0.56805555555555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0.568749999999997">
                <text:p>0.56874999999999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0.569444444444442">
                <text:p>0.56944444444444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0.570138888888886">
                <text:p>0.57013888888888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0.57083333333333">
                <text:p>0.5708333333333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0.571527777777775">
                <text:p>0.57152777777777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0.572222222222219">
                <text:p>0.57222222222221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0.572916666666664">
                <text:p>0.57291666666666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0.573611111111108">
                <text:p>0.57361111111110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0.574305555555553">
                <text:p>0.57430555555555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0.574999999999997">
                <text:p>0.57499999999999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0.575694444444442">
                <text:p>0.57569444444444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0.576388888888886">
                <text:p>0.57638888888888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0.57708333333333">
                <text:p>0.5770833333333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0.577777777777775">
                <text:p>0.57777777777777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0.578472222222219">
                <text:p>0.578472222222219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0.579166666666664">
                <text:p>0.57916666666666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0.579861111111108">
                <text:p>0.579861111111108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0.580555555555553">
                <text:p>0.580555555555553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0.581249999999997">
                <text:p>0.581249999999997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0.581944444444441">
                <text:p>0.58194444444444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0.582638888888886">
                <text:p>0.582638888888886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58333333333333">
                <text:p>0.5833333333333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584027777777775">
                <text:p>0.58402777777777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584722222222219">
                <text:p>0.584722222222219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0.585416666666664">
                <text:p>0.585416666666664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0.586111111111108">
                <text:p>0.58611111111110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0.586805555555553">
                <text:p>0.58680555555555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0.587499999999997">
                <text:p>0.587499999999997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0.588194444444441">
                <text:p>0.588194444444441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0.588888888888886">
                <text:p>0.58888888888888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0.58958333333333">
                <text:p>0.58958333333333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0.590277777777775">
                <text:p>0.590277777777775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0.590972222222219">
                <text:p>0.59097222222221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0.591666666666664">
                <text:p>0.591666666666664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0.592361111111108">
                <text:p>0.59236111111110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0.593055555555553">
                <text:p>0.59305555555555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0.593749999999997">
                <text:p>0.59374999999999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594444444444441">
                <text:p>0.59444444444444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0.595138888888886">
                <text:p>0.59513888888888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0.59583333333333">
                <text:p>0.5958333333333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0.596527777777775">
                <text:p>0.59652777777777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0.597222222222219">
                <text:p>0.59722222222221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0.597916666666664">
                <text:p>0.597916666666664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0.598611111111108">
                <text:p>0.59861111111110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0.599305555555553">
                <text:p>0.59930555555555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0.599999999999997">
                <text:p>0.59999999999999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0.600694444444441">
                <text:p>0.60069444444444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0.601388888888886">
                <text:p>0.6013888888888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0.60208333333333">
                <text:p>0.6020833333333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0.602777777777775">
                <text:p>0.60277777777777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0.603472222222219">
                <text:p>0.60347222222221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0.604166666666664">
                <text:p>0.60416666666666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0.604861111111108">
                <text:p>0.60486111111110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0.605555555555553">
                <text:p>0.6055555555555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0.606249999999997">
                <text:p>0.60624999999999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0.606944444444441">
                <text:p>0.60694444444444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0.607638888888886">
                <text:p>0.60763888888888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0.60833333333333">
                <text:p>0.60833333333333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0.609027777777775">
                <text:p>0.60902777777777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0.609722222222219">
                <text:p>0.60972222222221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0.610416666666664">
                <text:p>0.61041666666666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0.611111111111108">
                <text:p>0.611111111111108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0.611805555555552">
                <text:p>0.611805555555552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0.612499999999997">
                <text:p>0.612499999999997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0.613194444444441">
                <text:p>0.61319444444444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0.613888888888886">
                <text:p>0.61388888888888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0.61458333333333">
                <text:p>0.61458333333333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0.615277777777775">
                <text:p>0.61527777777777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0.615972222222219">
                <text:p>0.61597222222221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0.616666666666663">
                <text:p>0.616666666666663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0.617361111111108">
                <text:p>0.61736111111110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0.618055555555552">
                <text:p>0.61805555555555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618749999999997">
                <text:p>0.618749999999997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0.619444444444441">
                <text:p>0.6194444444444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0.620138888888886">
                <text:p>0.620138888888886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0.62083333333333">
                <text:p>0.6208333333333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0.621527777777775">
                <text:p>0.62152777777777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0.622222222222219">
                <text:p>0.6222222222222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0.622916666666663">
                <text:p>0.62291666666666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0.623611111111108">
                <text:p>0.62361111111110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0.624305555555552">
                <text:p>0.6243055555555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0.624999999999997">
                <text:p>0.62499999999999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0.625694444444441">
                <text:p>0.62569444444444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626388888888886">
                <text:p>0.62638888888888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0.62708333333333">
                <text:p>0.6270833333333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0.627777777777775">
                <text:p>0.62777777777777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0.628472222222219">
                <text:p>0.62847222222221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0.629166666666663">
                <text:p>0.62916666666666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0.629861111111108">
                <text:p>0.62986111111110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0.630555555555552">
                <text:p>0.63055555555555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0.631249999999997">
                <text:p>0.63124999999999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0.631944444444441">
                <text:p>0.63194444444444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0.632638888888886">
                <text:p>0.63263888888888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0.63333333333333">
                <text:p>0.6333333333333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0.634027777777775">
                <text:p>0.63402777777777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0.634722222222219">
                <text:p>0.63472222222221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0.635416666666663">
                <text:p>0.63541666666666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0.636111111111108">
                <text:p>0.63611111111110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0.636805555555552">
                <text:p>0.63680555555555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0.637499999999997">
                <text:p>0.63749999999999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0.638194444444441">
                <text:p>0.63819444444444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0.638888888888886">
                <text:p>0.63888888888888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0.63958333333333">
                <text:p>0.6395833333333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0.640277777777775">
                <text:p>0.64027777777777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0.640972222222219">
                <text:p>0.6409722222222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0.641666666666663">
                <text:p>0.64166666666666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0.642361111111108">
                <text:p>0.64236111111110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0.643055555555552">
                <text:p>0.64305555555555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0.643749999999997">
                <text:p>0.64374999999999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0.644444444444441">
                <text:p>0.64444444444444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0.645138888888886">
                <text:p>0.64513888888888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64583333333333">
                <text:p>0.6458333333333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0.646527777777775">
                <text:p>0.64652777777777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0.647222222222219">
                <text:p>0.64722222222221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0.647916666666663">
                <text:p>0.64791666666666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0.648611111111108">
                <text:p>0.64861111111110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0.649305555555552">
                <text:p>0.64930555555555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649999999999997">
                <text:p>0.6499999999999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0.650694444444441">
                <text:p>0.65069444444444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0.651388888888886">
                <text:p>0.65138888888888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0.65208333333333">
                <text:p>0.6520833333333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0.652777777777774">
                <text:p>0.65277777777777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0.653472222222219">
                <text:p>0.65347222222221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0.654166666666663">
                <text:p>0.65416666666666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654861111111108">
                <text:p>0.65486111111110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0.655555555555552">
                <text:p>0.65555555555555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0.656249999999997">
                <text:p>0.6562499999999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656944444444441">
                <text:p>0.6569444444444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0.657638888888885">
                <text:p>0.65763888888888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0.65833333333333">
                <text:p>0.658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0.659027777777774">
                <text:p>0.65902777777777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0.659722222222219">
                <text:p>0.6597222222222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0.660416666666663">
                <text:p>0.66041666666666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0.661111111111108">
                <text:p>0.66111111111110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0.661805555555552">
                <text:p>0.6618055555555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662499999999997">
                <text:p>0.6624999999999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0.663194444444441">
                <text:p>0.66319444444444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0.663888888888885">
                <text:p>0.66388888888888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66458333333333">
                <text:p>0.664583333333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665277777777774">
                <text:p>0.6652777777777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665972222222219">
                <text:p>0.66597222222221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0.666666666666663">
                <text:p>0.6666666666666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0.667361111111108">
                <text:p>0.66736111111110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0.668055555555552">
                <text:p>0.6680555555555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0.668749999999996">
                <text:p>0.6687499999999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0.669444444444441">
                <text:p>0.66944444444444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670138888888885">
                <text:p>0.6701388888888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0.67083333333333">
                <text:p>0.670833333333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0.671527777777774">
                <text:p>0.6715277777777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0.672222222222219">
                <text:p>0.6722222222222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672916666666663">
                <text:p>0.6729166666666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0.673611111111108">
                <text:p>0.673611111111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0.674305555555552">
                <text:p>0.6743055555555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674999999999996">
                <text:p>0.674999999999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0.675694444444441">
                <text:p>0.6756944444444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676388888888885">
                <text:p>0.6763888888888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67708333333333">
                <text:p>0.67708333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677777777777774">
                <text:p>0.677777777777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8472222222219">
                <text:p>0.6784722222222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79166666666663">
                <text:p>0.6791666666666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79861111111108">
                <text:p>0.6798611111111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680555555555552">
                <text:p>0.6805555555555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681249999999996">
                <text:p>0.6812499999999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681944444444441">
                <text:p>0.6819444444444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682638888888885">
                <text:p>0.682638888888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68333333333333">
                <text:p>0.68333333333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684027777777774">
                <text:p>0.684027777777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684722222222219">
                <text:p>0.6847222222222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685416666666663">
                <text:p>0.685416666666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686111111111108">
                <text:p>0.686111111111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686805555555552">
                <text:p>0.686805555555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687499999999996">
                <text:p>0.687499999999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688194444444441">
                <text:p>0.688194444444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88888888888885">
                <text:p>0.688888888888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8958333333333">
                <text:p>0.68958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0277777777774">
                <text:p>0.690277777777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0972222222219">
                <text:p>0.690972222222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1666666666663">
                <text:p>0.691666666666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2361111111108">
                <text:p>0.69236111111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3055555555552">
                <text:p>0.693055555555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3749999999996">
                <text:p>0.693749999999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4444444444441">
                <text:p>0.694444444444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5138888888885">
                <text:p>0.695138888888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583333333333">
                <text:p>0.6958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6527777777774">
                <text:p>0.696527777777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7222222222219">
                <text:p>0.69722222222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7916666666663">
                <text:p>0.697916666666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8611111111107">
                <text:p>0.69861111111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9305555555552">
                <text:p>0.699305555555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9999999999996">
                <text:p>0.6999999999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00694444444441">
                <text:p>0.700694444444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01388888888885">
                <text:p>0.701388888888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0208333333333">
                <text:p>0.70208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02777777777774">
                <text:p>0.7027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3472222222219">
                <text:p>0.703472222222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4166666666663">
                <text:p>0.704166666666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4861111111107">
                <text:p>0.70486111111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5555555555552">
                <text:p>0.705555555555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6249999999996">
                <text:p>0.706249999999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6944444444441">
                <text:p>0.706944444444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7638888888885">
                <text:p>0.707638888888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833333333333">
                <text:p>0.708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9027777777774">
                <text:p>0.709027777777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09722222222218">
                <text:p>0.709722222222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0416666666663">
                <text:p>0.710416666666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1111111111107">
                <text:p>0.71111111111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1805555555552">
                <text:p>0.711805555555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2499999999996">
                <text:p>0.712499999999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3194444444441">
                <text:p>0.713194444444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3888888888885">
                <text:p>0.713888888888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458333333333">
                <text:p>0.71458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15277777777774">
                <text:p>0.715277777777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5972222222218">
                <text:p>0.715972222222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6666666666663">
                <text:p>0.71666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7361111111107">
                <text:p>0.717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8055555555552">
                <text:p>0.71805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8749999999996">
                <text:p>0.718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444444444441">
                <text:p>0.7194444444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0138888888885">
                <text:p>0.7201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083333333333">
                <text:p>0.7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1527777777774">
                <text:p>0.7215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2222222222218">
                <text:p>0.722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2916666666663">
                <text:p>0.72291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3611111111107">
                <text:p>0.723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4305555555552">
                <text:p>0.72430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4999999999996">
                <text:p>0.724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5694444444441">
                <text:p>0.7256944444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6388888888885">
                <text:p>0.7263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708333333333">
                <text:p>0.72708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7777777777774">
                <text:p>0.7277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8472222222218">
                <text:p>0.728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9166666666663">
                <text:p>0.72916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9861111111107">
                <text:p>0.729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0555555555552">
                <text:p>0.73055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1249999999996">
                <text:p>0.731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1944444444441">
                <text:p>0.7319444444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2638888888885">
                <text:p>0.7326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3333333333329">
                <text:p>0.733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4027777777774">
                <text:p>0.7340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4722222222218">
                <text:p>0.734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5416666666663">
                <text:p>0.73541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6111111111107">
                <text:p>0.736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6805555555552">
                <text:p>0.73680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7499999999996">
                <text:p>0.737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8194444444441">
                <text:p>0.7381944444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8888888888885">
                <text:p>0.7388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9583333333329">
                <text:p>0.739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0277777777774">
                <text:p>0.7402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0972222222218">
                <text:p>0.740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1666666666663">
                <text:p>0.74166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2361111111107">
                <text:p>0.742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3055555555552">
                <text:p>0.74305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3749999999996">
                <text:p>0.743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4444444444441">
                <text:p>0.7444444444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138888888885">
                <text:p>0.7451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833333333329">
                <text:p>0.74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6527777777774">
                <text:p>0.7465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7222222222218">
                <text:p>0.747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7916666666663">
                <text:p>0.74791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8611111111107">
                <text:p>0.748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9305555555552">
                <text:p>0.74930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9999999999996">
                <text:p>0.749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069444444444">
                <text:p>0.75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1388888888885">
                <text:p>0.7513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2083333333329">
                <text:p>0.752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2777777777774">
                <text:p>0.7527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3472222222218">
                <text:p>0.753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4166666666663">
                <text:p>0.75416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4861111111107">
                <text:p>0.754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5555555555552">
                <text:p>0.75555555555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6249999999996">
                <text:p>0.756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694444444444">
                <text:p>0.7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7638888888885">
                <text:p>0.7576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8333333333329">
                <text:p>0.758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027777777774">
                <text:p>0.7590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722222222218">
                <text:p>0.759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0416666666663">
                <text:p>0.76041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1111111111107">
                <text:p>0.761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1805555555551">
                <text:p>0.76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2499999999996">
                <text:p>0.762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319444444444">
                <text:p>0.763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3888888888885">
                <text:p>0.7638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4583333333329">
                <text:p>0.764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277777777774">
                <text:p>0.7652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972222222218">
                <text:p>0.765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6666666666663">
                <text:p>0.76666666666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7361111111107">
                <text:p>0.767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8055555555551">
                <text:p>0.76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8749999999996">
                <text:p>0.768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944444444444">
                <text:p>0.7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0138888888885">
                <text:p>0.7701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0833333333329">
                <text:p>0.770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1527777777774">
                <text:p>0.7715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2222222222218">
                <text:p>0.772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2916666666662">
                <text:p>0.77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3611111111107">
                <text:p>0.773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4305555555551">
                <text:p>0.774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4999999999996">
                <text:p>0.774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569444444444">
                <text:p>0.775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6388888888885">
                <text:p>0.7763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7083333333329">
                <text:p>0.777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7777777777774">
                <text:p>0.7777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8472222222218">
                <text:p>0.778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166666666662">
                <text:p>0.779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861111111107">
                <text:p>0.779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0555555555551">
                <text:p>0.780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1249999999996">
                <text:p>0.781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194444444444">
                <text:p>0.7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2638888888885">
                <text:p>0.7826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3333333333329">
                <text:p>0.783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4027777777774">
                <text:p>0.7840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4722222222218">
                <text:p>0.784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5416666666662">
                <text:p>0.785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6111111111107">
                <text:p>0.786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6805555555551">
                <text:p>0.786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7499999999996">
                <text:p>0.787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819444444444">
                <text:p>0.788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8888888888885">
                <text:p>0.7888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9583333333329">
                <text:p>0.789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0277777777774">
                <text:p>0.7902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0972222222218">
                <text:p>0.790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1666666666662">
                <text:p>0.791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2361111111107">
                <text:p>0.792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3055555555551">
                <text:p>0.793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3749999999996">
                <text:p>0.793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444444444444">
                <text:p>0.7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138888888885">
                <text:p>0.7951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833333333329">
                <text:p>0.79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6527777777774">
                <text:p>0.7965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7222222222218">
                <text:p>0.797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7916666666662">
                <text:p>0.797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8611111111107">
                <text:p>0.798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305555555551">
                <text:p>0.799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999999999996">
                <text:p>0.799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069444444444">
                <text:p>0.80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1388888888885">
                <text:p>0.8013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2083333333329">
                <text:p>0.802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2777777777773">
                <text:p>0.80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3472222222218">
                <text:p>0.803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4166666666662">
                <text:p>0.80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4861111111107">
                <text:p>0.804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5555555555551">
                <text:p>0.80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6249999999996">
                <text:p>0.806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694444444444">
                <text:p>0.8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7638888888885">
                <text:p>0.8076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8333333333329">
                <text:p>0.808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9027777777773">
                <text:p>0.80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9722222222218">
                <text:p>0.809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0416666666662">
                <text:p>0.81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1111111111107">
                <text:p>0.811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1805555555551">
                <text:p>0.81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2499999999996">
                <text:p>0.812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319444444444">
                <text:p>0.813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3888888888884">
                <text:p>0.81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4583333333329">
                <text:p>0.814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277777777773">
                <text:p>0.81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972222222218">
                <text:p>0.815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6666666666662">
                <text:p>0.81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7361111111107">
                <text:p>0.817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8055555555551">
                <text:p>0.81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8749999999996">
                <text:p>0.818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44444444444">
                <text:p>0.8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0138888888884">
                <text:p>0.82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0833333333329">
                <text:p>0.820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1527777777773">
                <text:p>0.82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2222222222218">
                <text:p>0.822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2916666666662">
                <text:p>0.82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3611111111107">
                <text:p>0.823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4305555555551">
                <text:p>0.824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4999999999995">
                <text:p>0.82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569444444444">
                <text:p>0.825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6388888888884">
                <text:p>0.82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7083333333329">
                <text:p>0.827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7777777777773">
                <text:p>0.82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8472222222218">
                <text:p>0.828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9166666666662">
                <text:p>0.829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9861111111107">
                <text:p>0.829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0555555555551">
                <text:p>0.830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1249999999995">
                <text:p>0.83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194444444444">
                <text:p>0.8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2638888888884">
                <text:p>0.83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3333333333329">
                <text:p>0.833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027777777773">
                <text:p>0.83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722222222218">
                <text:p>0.834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5416666666662">
                <text:p>0.835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6111111111106">
                <text:p>0.83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6805555555551">
                <text:p>0.836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7499999999995">
                <text:p>0.83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819444444444">
                <text:p>0.838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8888888888884">
                <text:p>0.83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9583333333329">
                <text:p>0.839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0277777777773">
                <text:p>0.84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0972222222218">
                <text:p>0.840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1666666666662">
                <text:p>0.841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2361111111106">
                <text:p>0.84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3055555555551">
                <text:p>0.843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3749999999995">
                <text:p>0.84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444444444444">
                <text:p>0.8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138888888884">
                <text:p>0.84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833333333329">
                <text:p>0.84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6527777777773">
                <text:p>0.84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7222222222218">
                <text:p>0.847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7916666666662">
                <text:p>0.847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8611111111106">
                <text:p>0.84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9305555555551">
                <text:p>0.849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9999999999995">
                <text:p>0.84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069444444444">
                <text:p>0.85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1388888888884">
                <text:p>0.85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2083333333329">
                <text:p>0.852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2777777777773">
                <text:p>0.85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3472222222218">
                <text:p>0.853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4166666666662">
                <text:p>0.85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4861111111106">
                <text:p>0.85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5555555555551">
                <text:p>0.85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6249999999995">
                <text:p>0.85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694444444444">
                <text:p>0.8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7638888888884">
                <text:p>0.85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8333333333329">
                <text:p>0.858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027777777773">
                <text:p>0.85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722222222218">
                <text:p>0.859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0416666666662">
                <text:p>0.86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1111111111106">
                <text:p>0.861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1805555555551">
                <text:p>0.86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2499999999995">
                <text:p>0.862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319444444444">
                <text:p>0.863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3888888888884">
                <text:p>0.86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4583333333329">
                <text:p>0.864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277777777773">
                <text:p>0.86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972222222217">
                <text:p>0.865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6666666666662">
                <text:p>0.86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7361111111106">
                <text:p>0.867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055555555551">
                <text:p>0.86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749999999995">
                <text:p>0.868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944444444444">
                <text:p>0.8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0138888888884">
                <text:p>0.87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0833333333329">
                <text:p>0.870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1527777777773">
                <text:p>0.87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2222222222217">
                <text:p>0.872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2916666666662">
                <text:p>0.87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3611111111106">
                <text:p>0.873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305555555551">
                <text:p>0.874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999999999995">
                <text:p>0.87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569444444444">
                <text:p>0.875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6388888888884">
                <text:p>0.87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7083333333328">
                <text:p>0.877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7777777777773">
                <text:p>0.87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8472222222217">
                <text:p>0.878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166666666662">
                <text:p>0.879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861111111106">
                <text:p>0.879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0555555555551">
                <text:p>0.880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1249999999995">
                <text:p>0.88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194444444444">
                <text:p>0.8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2638888888884">
                <text:p>0.88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3333333333328">
                <text:p>0.883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4027777777773">
                <text:p>0.88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4722222222217">
                <text:p>0.884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5416666666662">
                <text:p>0.885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6111111111106">
                <text:p>0.88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6805555555551">
                <text:p>0.886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7499999999995">
                <text:p>0.88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819444444444">
                <text:p>0.888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8888888888884">
                <text:p>0.88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9583333333328">
                <text:p>0.889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0277777777773">
                <text:p>0.89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0972222222217">
                <text:p>0.890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1666666666662">
                <text:p>0.891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2361111111106">
                <text:p>0.89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3055555555551">
                <text:p>0.893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3749999999995">
                <text:p>0.89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444444444444">
                <text:p>0.8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138888888884">
                <text:p>0.89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833333333328">
                <text:p>0.89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6527777777773">
                <text:p>0.89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22222222217">
                <text:p>0.897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916666666662">
                <text:p>0.897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8611111111106">
                <text:p>0.89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305555555551">
                <text:p>0.899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999999999995">
                <text:p>0.89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069444444444">
                <text:p>0.90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1388888888884">
                <text:p>0.90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2083333333328">
                <text:p>0.902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2777777777773">
                <text:p>0.90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72222222217">
                <text:p>0.903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4166666666662">
                <text:p>0.90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4861111111106">
                <text:p>0.90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5555555555551">
                <text:p>0.90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6249999999995">
                <text:p>0.90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6944444444439">
                <text:p>0.906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7638888888884">
                <text:p>0.90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8333333333328">
                <text:p>0.908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9027777777773">
                <text:p>0.90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9722222222217">
                <text:p>0.909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0416666666662">
                <text:p>0.91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1111111111106">
                <text:p>0.911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1805555555551">
                <text:p>0.91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2499999999995">
                <text:p>0.912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3194444444439">
                <text:p>0.913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3888888888884">
                <text:p>0.91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4583333333328">
                <text:p>0.914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277777777773">
                <text:p>0.91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972222222217">
                <text:p>0.915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6666666666662">
                <text:p>0.91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7361111111106">
                <text:p>0.917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805555555555">
                <text:p>0.9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8749999999995">
                <text:p>0.918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444444444439">
                <text:p>0.919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38888888884">
                <text:p>0.92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833333333328">
                <text:p>0.92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527777777773">
                <text:p>0.92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2222222222217">
                <text:p>0.922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2916666666662">
                <text:p>0.92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3611111111106">
                <text:p>0.923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430555555555">
                <text:p>0.924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4999999999995">
                <text:p>0.92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5694444444439">
                <text:p>0.925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6388888888884">
                <text:p>0.92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7083333333328">
                <text:p>0.927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7777777777773">
                <text:p>0.92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8472222222217">
                <text:p>0.928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166666666661">
                <text:p>0.929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61111111106">
                <text:p>0.929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55555555555">
                <text:p>0.9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1249999999995">
                <text:p>0.93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1944444444439">
                <text:p>0.931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2638888888884">
                <text:p>0.93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3333333333328">
                <text:p>0.933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027777777773">
                <text:p>0.93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722222222217">
                <text:p>0.934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5416666666661">
                <text:p>0.935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6111111111106">
                <text:p>0.93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680555555555">
                <text:p>0.936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7499999999995">
                <text:p>0.93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8194444444439">
                <text:p>0.938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8888888888884">
                <text:p>0.93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9583333333328">
                <text:p>0.939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0277777777773">
                <text:p>0.94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0972222222217">
                <text:p>0.940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1666666666661">
                <text:p>0.941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2361111111106">
                <text:p>0.94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305555555555">
                <text:p>0.9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3749999999995">
                <text:p>0.94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4444444444439">
                <text:p>0.944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138888888884">
                <text:p>0.94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833333333328">
                <text:p>0.94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6527777777773">
                <text:p>0.94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7222222222217">
                <text:p>0.947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7916666666661">
                <text:p>0.947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8611111111106">
                <text:p>0.94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930555555555">
                <text:p>0.949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9999999999995">
                <text:p>0.94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0694444444439">
                <text:p>0.950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1388888888884">
                <text:p>0.95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2083333333328">
                <text:p>0.952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2777777777773">
                <text:p>0.95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3472222222217">
                <text:p>0.953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4166666666661">
                <text:p>0.954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4861111111106">
                <text:p>0.95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555555555555">
                <text:p>0.9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6249999999995">
                <text:p>0.95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6944444444439">
                <text:p>0.956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7638888888884">
                <text:p>0.95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8333333333328">
                <text:p>0.958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